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cm" fo:margin-right="0cm" fo:margin-top="0cm" fo:margin-bottom="0cm" fo:text-indent="0cm" style:auto-text-indent="false"/>
      <style:text-properties fo:color="#000000"/>
    </style:style>
    <style:style style:name="P16" style:family="paragraph" style:parent-style-name="Text_20_body">
      <style:paragraph-properties fo:margin-left="0cm" fo:margin-right="0cm" fo:margin-top="0cm" fo:margin-bottom="0cm" fo:text-indent="0cm" style:auto-text-indent="false"/>
      <style:text-properties fo:color="#000000" style:font-name="Times New Roman" fo:font-style="normal" style:font-style-asian="normal" style:font-style-complex="normal"/>
    </style:style>
    <style:style style:name="P17" style:family="paragraph" style:parent-style-name="Text_20_body">
      <style:paragraph-properties fo:margin-left="0cm" fo:margin-right="0cm" fo:margin-top="0cm" fo:margin-bottom="0cm" fo:text-indent="0cm" style:auto-text-indent="false"/>
      <style:text-properties fo:color="#000000"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margin-left="0cm" fo:margin-right="0cm" fo:margin-top="0cm" fo:margin-bottom="0cm" fo:text-indent="0cm" style:auto-text-indent="false"/>
      <style:text-properties fo:color="#000000" style:text-underline-style="none"/>
    </style:style>
    <style:style style:name="P19" style:family="paragraph" style:parent-style-name="Text_20_body">
      <style:paragraph-properties fo:margin-left="0cm" fo:margin-right="0cm" fo:margin-top="0cm" fo:margin-bottom="0cm" fo:text-indent="0cm" style:auto-text-indent="false"/>
      <style:text-properties style:font-name="Times New Roman"/>
    </style:style>
    <style:style style:name="P20" style:family="paragraph" style:parent-style-name="Text_20_body">
      <style:paragraph-properties fo:margin-left="0cm" fo:margin-right="0cm" fo:margin-top="0cm" fo:margin-bottom="0cm" fo:text-indent="0cm" style:auto-text-indent="false"/>
      <style:text-properties style:font-name="Times New Roman" fo:font-style="normal" style:font-style-asian="normal" style:font-style-complex="normal"/>
    </style:style>
    <style:style style:name="P21" style:family="paragraph" style:parent-style-name="Text_20_body">
      <style:paragraph-properties fo:margin-left="0cm" fo:margin-right="0cm" fo:margin-top="0cm" fo:margin-bottom="0cm" fo:text-align="justify" style:justify-single-word="false" fo:text-indent="0cm" style:auto-text-indent="false"/>
    </style:style>
    <style:style style:name="P22" style:family="paragraph" style:parent-style-name="Body_20_Text_20_First_20_Indent">
      <style:paragraph-properties fo:margin-left="0cm" fo:margin-right="0cm" fo:text-align="center" style:justify-single-word="false" fo:text-indent="0cm" style:auto-text-indent="false"/>
    </style:style>
    <style:style style:name="P23" style:family="paragraph" style:parent-style-name="Body_20_Text_20_First_20_Indent">
      <style:paragraph-properties fo:margin-left="0cm" fo:margin-right="0cm" fo:text-align="start"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4" style:family="paragraph" style:parent-style-name="Body_20_Text_20_First_20_Indent">
      <style:paragraph-properties fo:margin-left="0cm" fo:margin-right="0cm" fo:text-align="start" style:justify-single-word="false" fo:text-indent="0cm" style:auto-text-indent="false" style:text-autospace="non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color="#000000"/>
    </style:style>
    <style:style style:name="P27" style:family="paragraph" style:parent-style-name="Text_20_body">
      <style:paragraph-properties fo:margin-left="0cm" fo:margin-right="0cm" fo:text-indent="0cm" style:auto-text-indent="false"/>
      <style:text-properties fo:color="#000000" style:font-name="Times New Roman"/>
    </style:style>
    <style:style style:name="P28" style:family="paragraph" style:parent-style-name="Text_20_body">
      <style:paragraph-properties fo:margin-left="0cm" fo:margin-right="0cm" fo:text-align="start" style:justify-single-word="false" fo:text-indent="0cm" style:auto-text-indent="false"/>
      <style:text-properties fo:color="#000000" style:font-name="Times New Roman"/>
    </style:style>
    <style:style style:name="P29"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1"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color="#000000" style:text-underline-style="solid" style:text-underline-width="auto" style:text-underline-color="font-color"/>
    </style:style>
    <style:style style:name="P33" style:family="paragraph" style:parent-style-name="Text_20_body">
      <style:paragraph-properties fo:margin-left="0cm" fo:margin-right="0cm" fo:text-indent="0cm" style:auto-text-indent="false"/>
      <style:text-properties fo:color="#000000" style:text-underline-style="none"/>
    </style:style>
    <style:style style:name="P34" style:family="paragraph" style:parent-style-name="Text_20_body">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35"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6"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style:font-name="Times New Roman"/>
    </style:style>
    <style:style style:name="P42" style:family="paragraph" style:parent-style-name="Standard">
      <style:paragraph-properties fo:margin-left="0cm" fo:margin-right="0cm" fo:margin-top="0.494cm" fo:margin-bottom="0.494cm" fo:text-indent="0cm" style:auto-text-indent="false"/>
      <style:text-properties fo:color="#000000" style:font-name="Times New Roman"/>
    </style:style>
    <style:style style:name="P43" style:family="paragraph" style:parent-style-name="Standard">
      <style:paragraph-properties fo:margin-left="0cm" fo:margin-right="0cm" fo:margin-top="0.494cm" fo:margin-bottom="0.494cm" fo:text-indent="0cm" style:auto-text-indent="false"/>
      <style:text-properties fo:color="#000000" style:font-name="Times New Roman" fo:font-size="11pt" fo:font-style="normal" style:font-size-asian="11pt" style:font-style-asian="normal" style:font-size-complex="11pt" style:font-style-complex="normal"/>
    </style:style>
    <style:style style:name="P44" style:family="paragraph" style:parent-style-name="Text_20_body">
      <style:paragraph-properties fo:margin-left="0cm" fo:margin-right="0cm" fo:margin-top="0cm" fo:margin-bottom="0.152cm" fo:text-indent="0cm" style:auto-text-indent="false"/>
    </style:style>
    <style:style style:name="P45" style:family="paragraph" style:parent-style-name="Text_20_body">
      <style:paragraph-properties fo:margin-left="0cm" fo:margin-right="0cm" fo:margin-top="0cm" fo:margin-bottom="0.152cm" fo:text-indent="0cm" style:auto-text-indent="false"/>
      <style:text-properties fo:color="#000000" style:font-name="Times New Roman"/>
    </style:style>
    <style:style style:name="P46" style:family="paragraph" style:parent-style-name="Text_20_body">
      <style:paragraph-properties fo:margin-left="0cm" fo:margin-right="0cm" fo:margin-top="0cm" fo:margin-bottom="0.152cm" fo:text-align="start" style:justify-single-word="false" fo:text-indent="0cm" style:auto-text-indent="false"/>
      <style:text-properties fo:color="#000000" style:font-name="Times New Roman" fo:font-style="italic" style:font-style-asian="italic" style:font-style-complex="italic"/>
    </style:style>
    <style:style style:name="P47" style:family="paragraph" style:parent-style-name="Text_20_body">
      <style:paragraph-properties fo:margin-left="0cm" fo:margin-right="0cm" fo:margin-top="0cm" fo:margin-bottom="0.152cm" fo:text-indent="0cm" style:auto-text-indent="false"/>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P48" style:family="paragraph" style:parent-style-name="Text_20_body">
      <style:paragraph-properties fo:margin-left="0cm" fo:margin-right="0cm" fo:margin-top="0cm" fo:margin-bottom="0.152cm" fo:text-indent="0cm" style:auto-text-indent="false"/>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49" style:family="paragraph" style:parent-style-name="Text_20_body">
      <style:paragraph-properties fo:margin-left="1.27cm" fo:margin-right="0cm" fo:text-indent="0cm" style:auto-text-indent="false"/>
    </style:style>
    <style:style style:name="P50" style:family="paragraph" style:parent-style-name="Text_20_body">
      <style:paragraph-properties fo:margin-left="1.27cm" fo:margin-right="0cm" fo:text-indent="0cm" style:auto-text-indent="false"/>
      <style:text-properties fo:color="#000000" style:font-name="Times New Roman" fo:font-size="12pt" fo:font-style="italic" style:font-size-asian="12pt" style:font-style-asian="italic" style:font-size-complex="12pt" style:font-style-complex="italic"/>
    </style:style>
    <style:style style:name="P51" style:family="paragraph" style:parent-style-name="Text_20_body">
      <style:paragraph-properties fo:margin-left="1.27cm" fo:margin-right="0cm" fo:text-indent="0cm"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margin-top="0.494cm" fo:margin-bottom="0.494cm" fo:text-indent="0cm"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54" style:family="paragraph" style:parent-style-name="Standard">
      <style:paragraph-properties fo:margin-left="1.27cm" fo:margin-right="0cm" fo:margin-top="0.494cm" fo:margin-bottom="0.494cm" fo:text-indent="0cm" style:auto-text-indent="false"/>
      <style:text-properties fo:font-style="italic" fo:font-weight="bold" style:font-style-asian="italic" style:font-weight-asian="bold" style:font-style-complex="italic" style:font-weight-complex="bold"/>
    </style:style>
    <style:style style:name="P55" style:family="paragraph" style:parent-style-name="Date">
      <style:paragraph-properties fo:margin-left="6.35cm" fo:margin-right="0cm" fo:text-indent="0cm" style:auto-text-indent="false"/>
    </style:style>
    <style:style style:name="P56" style:family="paragraph" style:parent-style-name="Text_20_body">
      <style:paragraph-properties fo:margin-left="-2.54cm" fo:margin-right="0cm" fo:text-indent="0cm" style:auto-text-indent="false"/>
      <style:text-properties fo:color="#000000" style:font-name="Times New Roman"/>
    </style:style>
    <style:style style:name="P57" style:family="paragraph" style:parent-style-name="Text_20_body">
      <style:text-properties fo:color="#000000"/>
    </style:style>
    <style:style style:name="P58" style:family="paragraph" style:parent-style-name="Text_20_body">
      <style:text-properties fo:color="#000000" fo:font-style="normal" style:font-style-asian="normal" style:font-style-complex="normal"/>
    </style:style>
    <style:style style:name="P59" style:family="paragraph" style:parent-style-name="Text_20_body">
      <style:text-properties fo:color="#000000" fo:font-style="italic" fo:font-weight="bold" style:font-style-asian="italic" style:font-weight-asian="bold" style:font-style-complex="italic" style:font-weight-complex="bold"/>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fo:font-size="12pt" fo:font-style="normal" style:font-size-asian="12pt" style:font-style-asian="normal" style:font-size-complex="12pt" style:font-style-complex="normal"/>
    </style:style>
    <style:style style:name="P62"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Text_20_body">
      <style:paragraph-properties fo:margin-left="0.741cm" fo:margin-right="0cm" fo:text-indent="0cm" style:auto-text-indent="false"/>
      <style:text-properties fo:color="#000000" fo:font-style="normal" style:font-style-asian="normal" style:font-style-complex="normal"/>
    </style:style>
    <style:style style:name="P64" style:family="paragraph" style:parent-style-name="Standard">
      <style:paragraph-properties fo:margin-left="0.741cm" fo:margin-right="0cm" fo:text-indent="0cm" style:auto-text-indent="false"/>
      <style:text-properties fo:font-style="italic" style:font-style-asian="italic" style:font-style-complex="italic"/>
    </style:style>
    <style:style style:name="P65" style:family="paragraph" style:parent-style-name="Text_20_body">
      <style:paragraph-properties fo:margin-left="0.741cm" fo:margin-right="0cm" fo:margin-top="0cm" fo:margin-bottom="0cm" fo:text-indent="0cm" style:auto-text-indent="false"/>
      <style:text-properties fo:color="#000000" style:text-underline-style="none" fo:font-weight="normal" style:font-weight-asian="normal" style:font-weight-complex="normal"/>
    </style:style>
    <style:style style:name="P66" style:family="paragraph" style:parent-style-name="Standard">
      <style:paragraph-properties fo:margin-top="0cm" fo:margin-bottom="0cm"/>
    </style:style>
    <style:style style:name="P67" style:family="paragraph" style:parent-style-name="Text_20_body">
      <style:paragraph-properties fo:margin-top="0cm" fo:margin-bottom="0cm"/>
    </style:style>
    <style:style style:name="P68" style:family="paragraph" style:parent-style-name="Text_20_body">
      <style:paragraph-properties fo:margin-top="0cm" fo:margin-bottom="0cm"/>
      <style:text-properties fo:font-style="italic" style:font-style-asian="italic" style:font-style-complex="italic"/>
    </style:style>
    <style:style style:name="P69" style:family="paragraph" style:parent-style-name="Text_20_body">
      <style:paragraph-properties fo:margin-top="0cm" fo:margin-bottom="0cm"/>
      <style:text-properties fo:font-style="italic" fo:font-weight="bold" style:font-style-asian="italic" style:font-weight-asian="bold" style:font-style-complex="italic" style:font-weight-complex="bold"/>
    </style:style>
    <style:style style:name="P70" style:family="paragraph" style:parent-style-name="Text_20_body">
      <style:paragraph-properties fo:margin-left="1.482cm" fo:margin-right="0cm" fo:text-indent="0cm" style:auto-text-indent="false"/>
    </style:style>
    <style:style style:name="P71"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72" style:family="paragraph" style:parent-style-name="Contents_20_2">
      <style:paragraph-properties>
        <style:tab-stops>
          <style:tab-stop style:position="14.034cm" style:type="right" style:leader-style="dotted" style:leader-text="."/>
        </style:tab-stops>
      </style:paragraph-properties>
    </style:style>
    <style:style style:name="P73" style:family="paragraph" style:parent-style-name="Contents_20_3">
      <style:paragraph-properties>
        <style:tab-stops>
          <style:tab-stop style:position="13.61cm" style:type="right" style:leader-style="dotted" style:leader-text="."/>
        </style:tab-stops>
      </style:paragraph-properties>
    </style:style>
    <style:style style:name="P74" style:family="paragraph" style:parent-style-name="Contents_20_4">
      <style:paragraph-properties>
        <style:tab-stops>
          <style:tab-stop style:position="12.959cm" style:type="right" style:leader-style="dotted" style:leader-text="."/>
          <style:tab-stop style:position="16.092cm" style:leader-style="dotted" style:leader-text="."/>
        </style:tab-stops>
      </style:paragraph-properties>
    </style:style>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5"/>
    <style:style style:name="P78" style:family="paragraph" style:parent-style-name="Standard" style:list-style-name="L8">
      <style:paragraph-properties fo:margin-left="0cm" fo:margin-right="0cm" fo:text-indent="0cm" style:auto-text-indent="false"/>
    </style:style>
    <style:style style:name="P79" style:family="paragraph" style:parent-style-name="Text_20_body" style:list-style-name="L1">
      <style:paragraph-properties fo:margin-top="0cm" fo:margin-bottom="0cm"/>
    </style:style>
    <style:style style:name="P80" style:family="paragraph" style:parent-style-name="Text_20_body" style:list-style-name="L2">
      <style:paragraph-properties fo:margin-top="0cm" fo:margin-bottom="0cm"/>
    </style:style>
    <style:style style:name="P81" style:family="paragraph" style:parent-style-name="Text_20_body" style:list-style-name="L2">
      <style:paragraph-properties fo:margin-top="0cm" fo:margin-bottom="0cm"/>
      <style:text-properties fo:font-style="italic" style:font-style-asian="italic" style:font-style-complex="italic"/>
    </style:style>
    <style:style style:name="P82" style:family="paragraph" style:parent-style-name="Text_20_body" style:list-style-name="L6">
      <style:paragraph-properties fo:margin-left="0cm" fo:margin-right="0cm" fo:text-indent="0cm" style:auto-text-indent="false"/>
      <style:text-properties fo:color="#000000" style:font-name="Times New Roman"/>
    </style:style>
    <style:style style:name="P83"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ext_20_body" style:list-style-name="L7">
      <style:paragraph-properties fo:margin-left="0cm" fo:margin-right="0cm" fo:margin-top="0cm" fo:margin-bottom="0cm" fo:text-indent="0cm" style:auto-text-indent="false"/>
      <style:text-properties fo:color="#000000" fo:font-weight="normal" style:font-weight-asian="normal" style:font-weight-complex="normal"/>
    </style:style>
    <style:style style:name="P85" style:family="paragraph" style:parent-style-name="Text_20_body" style:list-style-name="WW8Num18">
      <style:paragraph-properties fo:margin-left="-2.54cm" fo:margin-right="0cm" fo:text-indent="0cm" style:auto-text-indent="false"/>
      <style:text-properties fo:color="#000000" style:font-name="Times New Roman"/>
    </style:style>
    <style:style style:name="P86" style:family="paragraph" style:parent-style-name="Text_20_body">
      <style:paragraph-properties fo:margin-left="1.27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88" style:family="paragraph" style:parent-style-name="List" style:list-style-name="L7">
      <style:paragraph-properties fo:margin-left="0cm" fo:margin-right="0cm" fo:margin-top="0cm" fo:margin-bottom="0cm" fo:text-indent="0cm" style:auto-text-indent="false"/>
      <style:text-properties fo:color="#000000" style:text-underline-style="none" fo:font-weight="normal" style:font-weight-asian="normal" style:font-weight-complex="normal"/>
    </style:style>
    <style:style style:name="P89" style:family="paragraph" style:parent-style-name="Heading_20_1">
      <style:paragraph-properties fo:margin-left="0cm" fo:margin-right="0cm" fo:text-indent="0cm" style:auto-text-indent="false"/>
    </style:style>
    <style:style style:name="P90" style:family="paragraph" style:parent-style-name="Heading_20_3">
      <style:text-properties fo:color="#000000" fo:font-style="italic" fo:font-weight="bold" style:font-style-asian="italic" style:font-weight-asian="bold" style:font-style-complex="italic" style:font-weight-complex="bold"/>
    </style:style>
    <style:style style:name="P91" style:family="paragraph" style:parent-style-name="List_20_Number">
      <style:paragraph-properties fo:margin-left="0cm" fo:margin-right="0cm" fo:text-indent="0cm" style:auto-text-indent="false"/>
    </style:style>
    <style:style style:name="P92" style:family="paragraph" style:parent-style-name="List_20_Number">
      <style:paragraph-properties fo:margin-left="0cm" fo:margin-right="0cm" fo:text-indent="0cm" style:auto-text-indent="false">
        <style:tab-stops>
          <style:tab-stop style:position="2.921cm"/>
        </style:tab-stops>
      </style:paragraph-properties>
      <style:text-properties fo:font-weight="bold" style:font-weight-asian="bold" style:font-weight-complex="bold"/>
    </style:style>
    <style:style style:name="P93" style:family="paragraph" style:parent-style-name="List_20_Number">
      <style:paragraph-properties fo:margin-left="0cm" fo:margin-right="0cm" fo:text-indent="0cm" style:auto-text-indent="false">
        <style:tab-stops>
          <style:tab-stop style:position="2.921cm"/>
        </style:tab-stops>
      </style:paragraph-properties>
    </style:style>
    <style:style style:name="P94" style:family="paragraph" style:parent-style-name="List_20_Number" style:list-style-name="WW8Num14">
      <style:paragraph-properties fo:margin-left="0cm" fo:margin-right="0cm" fo:text-indent="0cm" style:auto-text-indent="false"/>
    </style:style>
    <style:style style:name="P95" style:family="paragraph" style:parent-style-name="List_20_Number" style:list-style-name="WW8Num29">
      <style:paragraph-properties fo:margin-left="0cm" fo:margin-right="0cm" fo:text-indent="0cm" style:auto-text-indent="false"/>
    </style:style>
    <style:style style:name="P96" style:family="paragraph" style:parent-style-name="List_20_Number" style:list-style-name="WW8Num28">
      <style:paragraph-properties fo:margin-left="-1.016cm" fo:margin-right="0cm" fo:text-indent="0cm" style:auto-text-indent="false">
        <style:tab-stops>
          <style:tab-stop style:position="2.921cm"/>
        </style:tab-stops>
      </style:paragraph-properties>
    </style:style>
    <style:style style:name="P97" style:family="paragraph" style:parent-style-name="List_20_Number">
      <style:paragraph-properties fo:margin-left="2.54cm" fo:margin-right="0cm" fo:text-indent="0cm" style:auto-text-indent="false"/>
    </style:style>
    <style:style style:name="P98" style:family="paragraph" style:parent-style-name="List_20_Number">
      <style:paragraph-properties fo:margin-left="2.54cm" fo:margin-right="0cm" fo:text-indent="0cm" style:auto-text-indent="false"/>
      <style:text-properties fo:font-style="italic" fo:font-weight="bold" style:font-style-asian="italic" style:font-weight-asian="bold" style:font-weight-complex="bold"/>
    </style:style>
    <style:style style:name="P99" style:family="paragraph" style:parent-style-name="List_20_Number">
      <style:paragraph-properties fo:margin-left="2.54cm" fo:margin-right="0cm" fo:text-indent="0cm" style:auto-text-indent="false"/>
      <style:text-properties fo:font-style="italic" style:font-style-asian="italic"/>
    </style:style>
    <style:style style:name="P100" style:family="paragraph" style:parent-style-name="List_20_Continue" style:list-style-name="L7">
      <style:paragraph-properties fo:margin-left="0cm" fo:margin-right="0cm" fo:margin-top="0cm" fo:margin-bottom="0cm" fo:text-indent="0cm" style:auto-text-indent="false"/>
      <style:text-properties fo:color="#000000" style:text-underline-style="none"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style:font-name="Times New Roman"/>
    </style:style>
    <style:style style:name="T25" style:family="text">
      <style:text-properties fo:color="#000000" style:font-name="Times New Roman" fo:font-weight="bold" style:font-weight-asian="bold" style:font-weight-complex="bold"/>
    </style:style>
    <style:style style:name="T26" style:family="text">
      <style:text-properties fo:color="#000000" style:font-name="Times New Roman" fo:font-size="12pt" fo:font-weight="normal" style:font-size-asian="12pt" style:font-weight-asian="normal" style:font-size-complex="12pt" style:font-weight-complex="normal"/>
    </style:style>
    <style:style style:name="T27" style:family="text">
      <style:text-properties fo:color="#000000" style:font-name="Times New Roman" fo:font-size="12pt" fo:font-weight="bold" style:font-size-asian="12pt" style:font-weight-asian="bold" style:font-size-complex="12pt" style:font-weight-complex="bold"/>
    </style:style>
    <style:style style:name="T28"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1" style:family="text">
      <style:text-properties fo:color="#000000" style:font-name="Times New Roman" fo:font-size="12pt" style:font-name-asian="TimesNewRomanPSMT" style:font-size-asian="12pt" style:font-name-complex="TimesNewRomanPSMT" style:font-size-complex="12pt"/>
    </style:style>
    <style:style style:name="T32" style:family="text">
      <style:text-properties fo:color="#000000" style:font-name="Times New Roman" fo:font-weight="normal" style:font-weight-asian="normal" style:font-weight-complex="normal"/>
    </style:style>
    <style:style style:name="T33" style:family="text">
      <style:text-properties fo:color="#000000" fo:font-weight="bold" style:font-weight-asian="bold" style:font-weight-complex="bold"/>
    </style:style>
    <style:style style:name="T34"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5" style:family="text">
      <style:text-properties fo:color="#000000" style:font-name="Times" fo:font-size="12pt" fo:font-weight="normal" style:font-size-asian="12pt" style:font-weight-asian="normal" style:font-size-complex="12pt" style:font-weight-complex="normal"/>
    </style:style>
    <style:style style:name="T36"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7"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38"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39" style:family="text">
      <style:text-properties fo:font-weight="normal" style:font-weight-asian="normal"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bold" style:font-weight-asian="bold" style:font-weight-complex="bold"/>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fo:font-style="italic" fo:font-weight="bold" style:font-size-asian="12pt" style:font-style-asian="italic" style:font-weight-asian="bold" style:font-size-complex="12pt" style:font-style-complex="italic" style:font-weight-complex="bold"/>
    </style:style>
    <style:style style:name="T46" style:family="text">
      <style:text-properties fo:font-size="12pt" fo:font-style="normal" style:font-size-asian="12pt" style:language-asian="zh" style:country-asian="CN" style:font-style-asian="normal" style:font-size-complex="12pt" style:font-style-complex="normal"/>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style:text-underline-style="solid" style:text-underline-width="auto" style:text-underline-color="font-color" style:font-size-asian="12pt" style:font-size-complex="12pt"/>
    </style:style>
    <style:style style:name="T50" style:family="text">
      <style:text-properties fo:font-size="12pt" style:text-underline-style="none" style:font-size-asian="12pt" style:font-size-complex="12pt"/>
    </style:style>
    <style:style style:name="T51"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2" style:family="text">
      <style:text-properties fo:color="#ff0000"/>
    </style:style>
    <style:style style:name="T53" style:family="text">
      <style:text-properties fo:color="#ff0000" fo:font-style="italic" fo:font-weight="bold" style:font-style-asian="italic" style:font-weight-asian="bold" style:font-style-complex="italic" style:font-weight-complex="bold"/>
    </style:style>
    <style:style style:name="T54" style:family="text">
      <style:text-properties style:font-name="TimesNewRomanPSMT" fo:font-size="12pt" style:text-underline-style="none" style:font-name-asian="TimesNewRomanPSMT" style:font-size-asian="12pt" style:font-name-complex="TimesNewRomanPSMT" style:font-size-complex="12pt"/>
    </style:style>
    <style:style style:name="T55"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56"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ime-style style:name="N43">
      <number:am-pm/>
      <number:text> </number:text>
      <number:hours number:style="long"/>
      <number:text>:</number:text>
      <number:minutes number:style="long"/>
      <number:text>:</number:text>
      <number:seconds number:style="long"/>
    </number:time-style>
    <number:date-style style:name="N115">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xCAT 2 on AIX</text:p>
      <text:p text:style-name="P22">Updating AIX cluster nodes</text:p>
      <text:p text:style-name="P55"><text:date style:data-style-name="N115" text:date-value="2010-09-29T15:57:57.56">2010／9／29</text:date>, <text:time style:data-style-name="N43" text:time-value="2010-09-29T15:57:57.56">03:57:58 PM</text:time></text:p>
      <text:p text:style-name="Date"/>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71"><text:a xlink:type="simple" xlink:href="#1.Overview|outline">1.0 Overview<text:tab/>2</text:a></text:p>
          <text:p text:style-name="P71"><text:a xlink:type="simple" xlink:href="#2.Synchronizing configuration files|outline">2.0 Synchronizing configuration files<text:tab/>2</text:a></text:p>
          <text:p text:style-name="P72"><text:a xlink:type="simple" xlink:href="#2.1.Create the synclist file|outline">2.1 Create the synclist file<text:tab/>2</text:a></text:p>
          <text:p text:style-name="P72"><text:a xlink:type="simple" xlink:href="#2.2.Indicate the location of the synclist file|outline">2.2 Indicate the location of the synclist file<text:tab/>3</text:a></text:p>
          <text:p text:style-name="P72"><text:a xlink:type="simple" xlink:href="#2.3.Run updatenode to synchronize the files|outline">2.3 Run updatenode to synchronize the files<text:tab/>3</text:a></text:p>
          <text:p text:style-name="P71"><text:a xlink:type="simple" xlink:href="#3.Running customization scripts|outline">3.0 Running customization scripts<text:tab/>4</text:a></text:p>
          <text:p text:style-name="P71"><text:a xlink:type="simple" xlink:href="#4.Updating software on AIX standalone (diskfull) nodes|outline">4.0 Updating software on AIX standalone (diskfull) nodes<text:tab/>4</text:a></text:p>
          <text:p text:style-name="P72"><text:a xlink:type="simple" xlink:href="#4.1.Using the updatenode command|outline">4.1 Using the updatenode command<text:tab/>5</text:a></text:p>
          <text:p text:style-name="P73"><text:a xlink:type="simple" xlink:href="#4.1.1.Copy software to the appropriate directories|outline">4.1.1 Copy software to the appropriate directories<text:tab/>5</text:a></text:p>
          <text:p text:style-name="P73"><text:a xlink:type="simple" xlink:href="#4.1.2.Specify the names of the software to update|outline">4.1.2 Specify the names of the software to update<text:tab/>6</text:a></text:p>
          <text:p text:style-name="P73"><text:a xlink:type="simple" xlink:href="#4.1.3.Run the updatenode command|outline">4.1.3 Run the updatenode command<text:tab/>7</text:a></text:p>
          <text:p text:style-name="P72"><text:a xlink:type="simple" xlink:href="#4.2.Using the xdsh method|outline">4.2 Using the xdsh method<text:tab/>9</text:a></text:p>
          <text:p text:style-name="P71"><text:a xlink:type="simple" xlink:href="#5.Updating software for AIX diskless nodes|outline">5.0 Updating software for AIX diskless nodes<text:tab/>10</text:a></text:p>
          <text:p text:style-name="P72"><text:a xlink:type="simple" xlink:href="#5.1.Create a new image|outline">5.1 Create a new image<text:tab/>10</text:a></text:p>
          <text:p text:style-name="P73"><text:a xlink:type="simple" xlink:href="#5.1.1.Create a new image from different source|outline">5.1.1 Create a new image from different source<text:tab/>10</text:a></text:p>
          <text:p text:style-name="P73"><text:a xlink:type="simple" xlink:href="#5.1.2.Copy an existing image|outline">5.1.2 Copy an existing image<text:tab/>11</text:a></text:p>
          <text:p text:style-name="P72"><text:a xlink:type="simple" xlink:href="#5.2.Update the image (SPOT)|outline">5.2 Update the image (SPOT)<text:tab/>11</text:a></text:p>
          <text:p text:style-name="P73"><text:a xlink:type="simple" xlink:href="#5.2.1.Add or update software |outline">5.2.1 Add or update software <text:tab/>12</text:a></text:p>
          <text:p text:style-name="P73"><text:a xlink:type="simple" xlink:href="#5.2.2.Update system configuration files.|outline">5.2.2 Update system configuration files.<text:tab/>14</text:a></text:p>
          <text:p text:style-name="P74"><text:a xlink:type="simple" xlink:href="#5.2.2.1.To update manually|outline">5.2.2.1 To update manually<text:tab/>14</text:a></text:p>
          <text:p text:style-name="P74"><text:a xlink:type="simple" xlink:href="#5.2.2.2.To update using mknimimage|outline">5.2.2.2 To update using mknimimage<text:tab/>14</text:a></text:p>
          <text:p text:style-name="P73"><text:a xlink:type="simple" xlink:href="#5.2.3.Run commands in the SPOT using chroot.|outline">5.2.3 Run commands in the SPOT using chroot.<text:tab/>15</text:a></text:p>
          <text:p text:style-name="P72"><text:a xlink:type="simple" xlink:href="#5.3.Verify the new image (optional)|outline">5.3 Verify the new image (optional)<text:tab/>16</text:a></text:p>
          <text:p text:style-name="P72"><text:a xlink:type="simple" xlink:href="#5.4.Re-initialize the NIM diskless nodes|outline">5.4 Re-initialize the NIM diskless nodes<text:tab/>17</text:a></text:p>
          <text:p text:style-name="P72"><text:a xlink:type="simple" xlink:href="#5.5.Verify node readiness (optional)|outline">5.5 Verify node readiness (optional)<text:tab/>18</text:a></text:p>
          <text:p text:style-name="P72"><text:a xlink:type="simple" xlink:href="#5.6.Initiate a network boot|outline">5.6 Initiate a network boot<text:tab/>18</text:a></text:p>
          <text:p text:style-name="P71"><text:a xlink:type="simple" xlink:href="#6. Getting software and firmware levels|outline">6.0 <text:s/>Getting software and firmware levels<text:tab/>19</text:a></text:p>
          <text:p text:style-name="P72"><text:a xlink:type="simple" xlink:href="#6.1.Using the sinv command|outline">6.1 Using the sinv command<text:tab/>19</text:a></text:p>
          <text:p text:style-name="P71"><text:a xlink:type="simple" xlink:href="#7. Creating a NIM installp_bundle resource|outline">7.0 <text:s/>Creating a NIM installp_bundle resource<text:tab/>19</text:a></text:p>
          <text:p text:style-name="P71"><text:a xlink:type="simple" xlink:href="#8.Using the rolling update support |outline">8.0 Using the rolling update support <text:tab/>20</text:a></text:p>
          <text:p text:style-name="P71"><text:a xlink:type="simple" xlink:href="#9. Upgrading xCAT on the management node|outline">9.0 <text:s/>Upgrading xCAT on the management node<text:tab/>20</text:a></text:p>
          <text:p text:style-name="P72"><text:a xlink:type="simple" xlink:href="#9.1.Download and install the prerequisite Open Source Software (OSS)|outline">9.1 Download and install the prerequisite Open Source Software (OSS)<text:tab/>20</text:a></text:p>
          <text:p text:style-name="P72"><text:a xlink:type="simple" xlink:href="#9.2.Download and install the xCAT software.|outline">9.2 Download and install the xCAT software.<text:tab/>21</text:a></text:p>
          <text:p text:style-name="P72"><text:a xlink:type="simple" xlink:href="#9.3.Verify the xCAT installation.|outline">9.3 Verify the xCAT installation.<text:tab/>21</text:a></text:p>
          <text:p text:style-name="P71"><text:a xlink:type="simple" xlink:href="#10. Upgrading xCAT on service nodes|outline">10.0 <text:s/>Upgrading xCAT on service nodes<text:tab/>22</text:a></text:p>
          <text:p text:style-name="P72"><text:a xlink:type="simple" xlink:href="#10.1.Download the new software|outline">10.1 Download the new software<text:tab/>22</text:a></text:p>
          <text:p text:style-name="P72"><text:a xlink:type="simple" xlink:href="#10.2.Copy the new rpms to the NIM lpp_source directories|outline">10.2 Copy the new rpms to the NIM lpp_source directories<text:tab/>22</text:a></text:p>
          <text:p text:style-name="P72"><text:a xlink:type="simple" xlink:href="#10.3.Remove the old xCAT rpms from the lpp_source location.|outline">10.3 Remove the old xCAT rpms from the lpp_source location.<text:tab/>23</text:a></text:p>
          <text:p text:style-name="P72"><text:a xlink:type="simple" xlink:href="#10.4. Update the NIM installp_bundle resources|outline">10.4 <text:s/>Update the NIM installp_bundle resources<text:tab/>23</text:a></text:p>
          <text:p text:style-name="P72"><text:a xlink:type="simple" xlink:href="#10.5. Check the osimage (optional)|outline">10.5 <text:s/>Check the osimage (optional)<text:tab/>23</text:a></text:p>
          <text:p text:style-name="P72"><text:a xlink:type="simple" xlink:href="#10.6.Run the updatenode command to install the software|outline">10.6 Run the updatenode command to install the software<text:tab/>24</text:a></text:p>
        </text:index-body>
      </text:table-of-content>
      <text:p text:style-name="P1"><text:soft-page-break/></text:p>
      <text:h text:style-name="Heading_20_1" text:outline-level="1">Overview</text:h>
      <text:p text:style-name="P3"/>
      <text:p text:style-name="P23">There are various techniques that can be used to update the nodes of an xCAT cluster. <text:s text:c="2"/>This document describes some of the basic support that is provided for AIX nodes.</text:p>
      <text:p text:style-name="P23">XCAT provides support for distributing configuration files, updating software and running customization scripts on the cluster nodes.</text:p>
      <text:p text:style-name="P24"><text:span text:style-name="T31">These will be described in separate sections although, in some cases, you could do all three by running one command (</text:span><text:span text:style-name="T28">updatenode</text:span><text:span text:style-name="T31">).</text:span></text:p>
      <text:p text:style-name="P24"><text:span text:style-name="T31">See the </text:span><text:span text:style-name="T28">updatenode</text:span><text:span text:style-name="T31">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67">The basic process for distributing and synchronizing nodes is:</text:p>
      <text:list xml:id="list35611235" text:style-name="L1">
        <text:list-item>
          <text:p text:style-name="P79">Create a synclist file. (File containing a list of files to sysnchronize.)</text:p>
        </text:list-item>
        <text:list-item>
          <text:p text:style-name="P79">Indicate the location of the synclist file.</text:p>
        </text:list-item>
        <text:list-item>
          <text:p text:style-name="P79">Run the updatenode command to update the nodes.</text:p>
        </text:list-item>
      </text:list>
      <text:p text:style-name="P67"/>
      <text:p text:style-name="P67">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67"/>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67">The basic entry format looks like following:</text:p>
      <text:p text:style-name="P67"/>
      <text:p text:style-name="P67"><text:tab/><text:span text:style-name="T6">path_of_src_file1 <text:s/>-&gt; path_of_dst_file1</text:span></text:p>
      <text:p text:style-name="P68"><text:tab/>path_of_src_file1 <text:s/>path_of_src_file2 ... -&gt; path_of_dst_directory</text:p>
      <text:p text:style-name="P67"/>
      <text:p text:style-name="P67">The <text:span text:style-name="T6">path_of_src_file</text:span>* should be the full path of the source file on the Management Node. <text:s/>The <text:span text:style-name="T6">path_of_dst_file</text:span>* should file on the Management Node. <text:s/>The <text:span text:style-name="T6">path_of_dst_file</text:span>* should be the full path of the destination file on target node. The <text:span text:style-name="T6">path_of_dst_directory</text:span> should be the full path of the destination directory. <text:s/>Since the synclist file is for common purpose, the target node need not be configured init, it will be the noderange input to updatenode.</text:p>
      <text:p text:style-name="P67"><text:soft-page-break/></text:p>
      <text:p text:style-name="P67">The following formats are supported:</text:p>
      <text:list xml:id="list35617987" text:style-name="L2">
        <text:list-item>
          <text:p text:style-name="P80">sync file /etc/file1 to the file /etc/file1 on the node with the same file name. Note with one file, full path to file must be provide.</text:p>
          <text:p text:style-name="P81"/>
          <text:list>
            <text:list-header>
              <text:p text:style-name="P81">/etc/file1 -&gt; /etc/file1</text:p>
            </text:list-header>
          </text:list>
          <text:p text:style-name="P80"/>
        </text:list-item>
        <text:list-item>
          <text:p text:style-name="P80">sync file /etc/file2 to the file /etc/file3 on the node (with different file name)</text:p>
          <text:list>
            <text:list-header>
              <text:p text:style-name="P80"/>
              <text:p text:style-name="P81">/etc/file2 -&gt; /etc/file3</text:p>
              <text:p text:style-name="P80"/>
            </text:list-header>
          </text:list>
        </text:list-item>
        <text:list-item>
          <text:p text:style-name="P80">sync file /etc/file2 to the file /etc/tmp/file3 on the node with different file name, different directory) If the directory does not exist, it will be created.</text:p>
        </text:list-item>
      </text:list>
      <text:p text:style-name="P67"/>
      <text:p text:style-name="P67"><text:tab/><text:tab/><text:span text:style-name="T6">/etc/file2 -&gt; /etc/tmp/file3</text:span></text:p>
      <text:p text:style-name="P67"/>
      <text:list xml:id="list35706870" text:continue-numbering="true" text:style-name="L2">
        <text:list-item>
          <text:p text:style-name="P80">sync the multiple files /etc/file1, /etc/file2,/etc/file3, ... to the directory /tmp/etc (/tmp/etc must be a directory when multiple files are sync'd at one time). <text:s/>If the directory does not exist, xdcp will create it.</text:p>
        </text:list-item>
      </text:list>
      <text:p text:style-name="P67"/>
      <text:p text:style-name="P67"><text:tab/><text:tab/><text:span text:style-name="T6">/etc/file1 /etc/file2 /etc/file3 -&gt; /tmp/etc</text:span><text:tab/><text:tab/></text:p>
      <text:p text:style-name="P67"/>
      <text:p text:style-name="P67">For more information on using the synclists file see the following documentation.</text:p>
      <text:p text:style-name="P66"><text:a xlink:type="simple" xlink:href="http://xcat.svn.sourceforge.net/viewvc/xcat/xcat-core/trunk/xCAT-client/share/doc/xCAT2SyncFilesHowTo.pdf"><text:span text:style-name="_20_Char"><text:span text:style-name="T51">(http://xcat.svn.sourceforge.net/viewvc/xcat/xcat-core/trunk/xCAT-client/share/doc/xCAT2SyncFilesHowTo.pdf )</text:span></text:span></text:a></text:p>
      <text:h text:style-name="Heading_20_2" text:outline-level="2">Indicate the location of the synclist file</text:h>
      <text:p text:style-name="P67">For AIX nodes, add a full path of the synclist file to the "synclists" attribute of the xCAT <text:span text:style-name="T6">osimage</text:span> used by the node. <text:s/>The name of the <text:span text:style-name="T6">osimage</text:span> used by the node is specified by the “provmethod” attribute of the node definition.</text:p>
      <text:p text:style-name="P67"/>
      <text:p text:style-name="P67">You can use the <text:span text:style-name="T2">lsdef</text:span> command to get the value of “provmethod” for a node. <text:s/>For example.</text:p>
      <text:p text:style-name="P67"><text:tab/><text:tab/><text:span text:style-name="T7">lsdef -t node -o node321 -i <text:s/>provmethod</text:span></text:p>
      <text:p text:style-name="P67"/>
      <text:p text:style-name="P67">Once you have the name of the xCAT <text:span text:style-name="T6">osimage</text:span> definition then you can update it using the <text:span text:style-name="T2">chdef</text:span> command.</text:p>
      <text:p text:style-name="P67"/>
      <text:p text:style-name="P67"><text:s text:c="12"/><text:tab/><text:span text:style-name="T7">chdef -t osimage -o myosimage synclists=/mydir/syncfile1</text:span></text:p>
      <text:h text:style-name="Heading_20_2" text:outline-level="2">Run updatenode to synchronize the files</text:h>
      <text:p text:style-name="P67"/>
      <text:p text:style-name="P67">Run the updatenode command to synchronize the files specified in the synclists file.</text:p>
      <text:p text:style-name="P67"/>
      <text:p text:style-name="P67"><text:tab/><text:span text:style-name="T7">updatenode <text:s/>node321 -F</text:span></text:p>
      <text:p text:style-name="P69"/>
      <text:h text:style-name="P89" text:outline-level="1"><text:soft-page-break/>Running customization scripts</text:h>
      <text:p text:style-name="P40"/>
      <text:p text:style-name="Standard">You can use the <text:span text:style-name="T2">updatenode</text:span> command to run customization scripts on the cluster nodes.</text:p>
      <text:p text:style-name="Standard"/>
      <text:p text:style-name="Standard"><text:span text:style-name="T14">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bootscripts" attribute for the node.</text:p>
      <text:p text:style-name="Standard"/>
      <text:p text:style-name="Standard">To set the “postboo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boo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xml:id="list35614395" text:style-name="L3">
        <text:list-item>
          <text:p text:style-name="P75">To run all the customization scripts that have been designated for the nodes, (in the "postbootscripts" attribute), type:</text:p>
        </text:list-item>
      </text:list>
      <text:p text:style-name="Standard"><text:tab/></text:p>
      <text:p text:style-name="Standard"><text:tab/><text:tab/><text:span text:style-name="T7">updatenode node01,node02 -P</text:span></text:p>
      <text:p text:style-name="P10"/>
      <text:list xml:id="list35694598" text:continue-numbering="true" text:style-name="L3">
        <text:list-item>
          <text:p text:style-name="P75">To run the "syslog" script for the nodes, type:</text:p>
        </text:list-item>
      </text:list>
      <text:p text:style-name="Standard"/>
      <text:p text:style-name="Standard"><text:tab/><text:tab/><text:span text:style-name="T7">updatenode node01 -P syslog</text:span></text:p>
      <text:p text:style-name="Standard"/>
      <text:list xml:id="list35706238" text:continue-numbering="true" text:style-name="L3">
        <text:list-item>
          <text:p text:style-name="P75">To run <text:s/>a list of scripts on all the nodes in the group “aixnodes”, type:</text:p>
        </text:list-item>
      </text:list>
      <text:p text:style-name="Standard"><text:tab/></text:p>
      <text:p text:style-name="Standard"><text:tab/><text:tab/><text:span text:style-name="T7">updatenode aixnodes -P script1,script2</text:span></text:p>
      <text:p text:style-name="Standard"><text:s/></text:p>
      <text:h text:style-name="Heading_20_1" text:outline-level="1">Updating software on AIX standalone (diskfull) nodes</text:h>
      <text:p text:style-name="Standard"/>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text:soft-page-break/>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4">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42">Note</text:span><text:span text:style-name="T40">: <text:s/>If you wish to use some other directory to store your software you can use the </text:span><text:span text:style-name="T42">updatenode</text:span><text:span text:style-name="T40"> command with the “-d &lt;dirname&gt;” to specify an alternate source location. <text:s/>Make sure the alternate directory is mountable and that the files are readable. <text:s/>See the </text:span><text:span text:style-name="T42">updatenode</text:span><text:span text:style-name="T40"> </text:span><text:span text:style-name="T42">man</text:span><text:span text:style-name="T40"> page for details. </text:span></text:p>
      <text:p text:style-name="P12"/>
      <text:p text:style-name="Text_20_body"><text:span text:style-name="T14">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ext:span text:style-name="T6">/tmp/images</text:span>. <text:s/></text:p>
      <text:p text:style-name="Text_20_body">To add all the packages to the lpp_source resource named “<text:span text:style-name="T13">61image_lpp_source” </text:span><text:s/>you could run the following command:</text:p>
      <text:p text:style-name="Text_20_body"><text:tab/><text:span text:style-name="T45">nim -o update -a packages=all -a source=/tmp/images <text:s/>610image_lpp_source</text:span></text:p>
      <text:p text:style-name="P14">The NIM command will find the correct directories and update the lpp_source resource.</text:p>
      <text:p text:style-name="P12"/>
      <text:p text:style-name="Standard"><text:span text:style-name="T14">To find the correct lpp_source for the node</text:span> you must first get the name of the xCAT <text:span text:style-name="T6">osimage</text:span> definition from the "provmethod" attribute of the xCAT <text:span text:style-name="T6">node</text:span> definition and <text:soft-page-break/>then get the name of the <text:span text:style-name="T6">lpp_source</text:span> resource from the <text:span text:style-name="T6">osimage</text:span> definition. You can use the xCAT <text:span text:style-name="T2">lsdef</text:span> command to display <text:s/>the <text:span text:style-name="T6">node</text:span> and <text:span text:style-name="T6">osimage</text:span> definitions.</text:p>
      <text:p text:style-name="Standard"/>
      <text:p text:style-name="Standard">For example.</text:p>
      <text:p text:style-name="Standard"/>
      <text:p text:style-name="Standard"><text:tab/><text:span text:style-name="T7">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7">lsdef -t osimage -o 61image -l</text:span></text:p>
      <text:p text:style-name="Text_20_body">which gives you the <text:span text:style-name="T6">osimage</text:span> definition. <text:s/>The name of the NIM <text:span text:style-name="T6">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10">lsnim -l 61image_lpp_source</text:span></text:p>
      <text:p text:style-name="Text_20_body">If the location of your lpp_source resource is "/install/nim/lpp_source/<text:span text:style-name="T39">61image_lpp_source</text:span>/" then you would copy <text:span text:style-name="T2">rpm</text:span> packages to "/install/nim/lpp_source/<text:span text:style-name="T39">61image_lpp_source</text:span>/RPMS/ppc" and you would copy your <text:span text:style-name="T2">installp</text:span> and <text:span text:style-name="T2">emgr</text:span> packages to "/install/nim/lpp_source/<text:span text:style-name="T39">61image_lpp_source</text:span>/installp/ppc". </text:p>
      <text:p text:style-name="P61"/>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6">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text:soft-page-break/></text:p>
      <text:p text:style-name="Standard">The "installp_bundle" attribute value may be set to a comma separated list of one or more NIM <text:span text:style-name="T6">installp_bundle</text:span> resource names. <text:s/>These NIM resources must be created using standard NIM interfaces. See the section titled “Creating a NIM <text:span text:style-name="T6">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4">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text:p>
      <text:h text:style-name="Heading_20_3" text:outline-level="3">Run the updatenode command</text:h>
      <text:p text:style-name="Standard"/>
      <text:p text:style-name="Standard">When you run the <text:span text:style-name="T2">updatenode</text:span> command the default behavior is to get the name of the <text:span text:style-name="T6">osimage</text:span> defined for each node and use that to determine the location of the software and the names of the software to install. <text:s text:c="2"/>It will use the location of the <text:span text:style-name="T6">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9">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text:soft-page-break/>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7">updatenode xcatn11 -S</text:span></text:p>
      <text:p text:style-name="Standard"/>
      <text:p text:style-name="Standard"><text:tab/>Note: The xCAT "xcatn11" <text:span text:style-name="T6">node</text:span> definition points to an xCAT <text:span text:style-name="T6">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7">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7">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7">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7">updatenode xcatn11 -V -S otherpkgs="R:rsync-2.6.2-1" rpm_flags="-e"</text:span></text:p>
      <text:p text:style-name="Standard"/>
      <text:p text:style-name="Standard">(6) Update the AIX node "node01" using the software specified in the NIM "sslbnd" and "sshbnd" <text:span text:style-name="T6">installp_bundle</text:span> resources and the "-agQXY" installp flags.</text:p>
      <text:p text:style-name="Standard"/>
      <text:p text:style-name="Standard"><text:tab/><text:span text:style-name="T7">updatenode node01 -V -S installp_bundle="sslbnd,sshbnd" </text:span></text:p>
      <text:p text:style-name="P9"><text:tab/><text:tab/>installp_flags="-agQXY"</text:p>
      <text:p text:style-name="Standard"/>
      <text:p text:style-name="Standard"><text:soft-page-break/>(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7">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7">updatenode node09 -V -c -S rpm_flags="-qa"</text:span></text:p>
      <text:p text:style-name="Standard"/>
      <text:p text:style-name="Standard"><text:s/>(9) To install all software updates contained in the /images directory.</text:p>
      <text:p text:style-name="Standard"/>
      <text:p text:style-name="Standard"><text:s text:c="8"/><text:span text:style-name="T7">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7">updatenode node29 -V -S -d /efixes otherpkgs=IZ38930TL0.120304.epkg.Z</text:span></text:p>
      <text:list xml:id="list35592980" text:style-name="L4">
        <text:list-header>
          <text:p text:style-name="P76"/>
        </text:list-header>
      </text:list>
      <text:p text:style-name="Standard">(11)To uninstall the interim fix that was installed in the previous example.</text:p>
      <text:list xml:id="list35585826" text:style-name="L5">
        <text:list-header>
          <text:p text:style-name="P77"/>
        </text:list-header>
      </text:list>
      <text:p text:style-name="Standard"><text:tab/><text:span text:style-name="T7">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o mount a directory you could run something like-</text:p>
      <text:p text:style-name="P6"/>
      <text:p text:style-name="P6"><text:tab/><text:span text:style-name="T7">xdsh &lt;nodename&gt; <text:s/>"mount &lt;servername&gt;:/my-inst-images /mnt”</text:span></text:p>
      <text:p text:style-name="P8"/>
      <text:p text:style-name="P7">To install an <text:span text:style-name="T2">installp</text:span> fileset-</text:p>
      <text:p text:style-name="P8"/>
      <text:p text:style-name="P6"><text:span text:style-name="T6"><text:tab/></text:span><text:span text:style-name="T7">xdsh &lt;nodename&gt; <text:s/>"installp –agQX -d /mnt &lt;fileset name&gt;”</text:span></text:p>
      <text:p text:style-name="P8"><text:soft-page-break/></text:p>
      <text:p text:style-name="P7">To unmount the directory-</text:p>
      <text:p text:style-name="P8"/>
      <text:p text:style-name="Standard"><text:span text:style-name="T10"><text:tab/></text:span><text:span text:style-name="T7">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7">This section describes how AIX diskless nodes can be updated using xCAT and AIX/NIM commands. <text:span text:style-name="T43">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6">For these reasons the procedure described in this “How-To” will focus on </text:span><text:span text:style-name="T16">creating a new image and rebooting the nodes with that image. <text:s/>The new image </text:span><text:span text:style-name="T16">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7">In this case we create a new xCAT <text:span text:style-name="T6">osimage</text:span> definition with a new set of resources by running the xCAT <text:span text:style-name="T2">mknimimage</text:span> command with the source for the new resources. <text:s text:c="2"/>This is the same way you created the original xCAT <text:span text:style-name="T6">osimage</text:span> definition for the node. </text:p>
      <text:p text:style-name="P27">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7">By default the NIM resources will be created in a subdirectory of <text:span text:style-name="T4">/install/nim</text:span><text:span text:style-name="T16">.</text:span> <text:s/>You can use the “-l” option to specify a different location.</text:p>
      <text:p text:style-name="P27">For example, to create a diskless image called “<text:span text:style-name="T6">61dskls</text:span>” using the AIX installation images in the <text:span text:style-name="T44">/my-install-images </text:span><text:span text:style-name="T47">directory</text:span><text:span text:style-name="T44"> </text:span>as the source you could issue the following command.</text:p>
      <text:p text:style-name="P27"><text:tab/><text:span text:style-name="T45">mknimimage -t diskless -s /my-install-images 61dskls</text:span></text:p>
      <text:list xml:id="list35588309" text:style-name="L6">
        <text:list-header>
          <text:p text:style-name="P82"><text:soft-page-break/>(This operation could take a while to complete!) </text:p>
        </text:list-header>
      </text:list>
      <text:list xml:id="list35616630" text:style-name="WW8Num18">
        <text:list-item>
          <text:list>
            <text:list-header>
              <text:p text:style-name="P85">The command will create new NIM lpp_source and SPOT resources. <text:s/>It will also create dump, paging, and root resources if needed. <text:s text:c="2"/>A new xCAT <text:span text:style-name="T6">osimage</text:span> definition will also be created, (called “<text:span text:style-name="T6">61dskls”), </text:span><text:span text:style-name="T16">which will contain the names of these resources. <text:s text:c="2"/></text:span></text:p>
              <text:p text:style-name="P85"><text:span text:style-name="T16">You could also use the name of an existing NIM lpp_source resource as the source of a new </text:span><text:span text:style-name="T6">osimage</text:span><text:span text:style-name="T16"> definition. <text:s/>For example, you could use a resource created for a </text:span><text:span text:style-name="T16">previous </text:span><text:span text:style-name="T6">osimage</text:span><text:span text:style-name="T16"> called <text:s/></text:span><text:span text:style-name="T6">61dskls_lpp </text:span><text:span text:style-name="T16">to create a whole new </text:span><text:span text:style-name="T6">osimage</text:span><text:span text:style-name="T16"> called </text:span><text:span text:style-name="T6">61dskls_updt </text:span><text:span text:style-name="T16">as follows.</text:span></text:p>
            </text:list-header>
          </text:list>
        </text:list-item>
      </text:list>
      <text:p text:style-name="P56"><text:span text:style-name="T16"><text:tab/><text:tab/><text:tab/><text:tab/> <text:s/></text:span><text:span text:style-name="T7">mknimimage -t diskless -s 61dskls_lpp 61dskls_updt</text:span></text:p>
      <text:p text:style-name="P27"><text:span text:style-name="T16">The </text:span><text:span text:style-name="T17">mknimimage </text:span><text:span text:style-name="T16">command will display the contents of the new xCAT </text:span><text:span text:style-name="T6">osimage</text:span><text:span text:style-name="T16"> definition when it completes.</text:span></text:p>
      <text:p text:style-name="P16">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6">61dskls </text:span><text:span text:style-name="T16">and you want make a copy of it to update, you could run the following command.</text:span></text:p>
      <text:p text:style-name="P2"/>
      <text:p text:style-name="P2"><text:tab/><text:span text:style-name="T7">mknimimage -t diskless -i 61dskls 61dskls_updt</text:span></text:p>
      <text:p text:style-name="P2"/>
      <text:p text:style-name="P19"><text:span text:style-name="T16">If an "-i " value is provided then all the resources from the xCAT </text:span><text:span text:style-name="T6">osimage</text:span><text:span text:style-name="T16"> definition (</text:span><text:span text:style-name="T6">61dskls</text:span><text:span text:style-name="T16">) will be used in the new </text:span><text:span text:style-name="T6">osimage</text:span><text:span text:style-name="T16"> definition </text:span><text:span text:style-name="T18">except</text:span><text:span text:style-name="T16"> the SPOT resource. <text:s/>The new SPOT resource will be copied from the one specified in the original definition and renamed using the new </text:span><text:span text:style-name="T6">osimage</text:span><text:span text:style-name="T16"> name provided (</text:span><text:span text:style-name="T21">61dskls_updt)</text:span><text:span text:style-name="T16">. </text:span><text:span text:style-name="T23">A new xCAT </text:span><text:span text:style-name="T21">osimage</text:span><text:span text:style-name="T23"> definition will also be created, called “</text:span><text:span text:style-name="T21">61dskls_updt”, </text:span><text:span text:style-name="T23">which will contain the names of these resources.</text:span></text:p>
      <text:p text:style-name="P20"/>
      <text:p text:style-name="P16">This new image can now be updated and used to boot the node.</text:p>
      <text:h text:style-name="Heading_20_2" text:outline-level="2">Update the image (SPOT)</text:h>
      <text:p text:style-name="Standard"/>
      <text:p text:style-name="P32">You must install any additional software you need and make any required customizations to the image before you boot the nodes.</text:p>
      <text:p text:style-name="Standard"/>
      <text:p text:style-name="P15"><text:span text:style-name="T15">You should not attempt to update a SPOT resource that is currently allocated to a node.</text:span><text:span text:style-name="T39"> <text:s/>If you need to update an allocated SPOT either you can shut down the nodes and deallocate the SPOT resource first or you can make a copy of the SPOT and update that. <text:s/></text:span><text:span text:style-name="T41">To check to see if the SPOT is allocated you could run the following command.</text:span></text:p>
      <text:p text:style-name="P15"><text:span text:style-name="T41"><text:tab/></text:span><text:span text:style-name="T8">lsnim -l &lt;spot name&gt;</text:span></text:p>
      <text:p text:style-name="P17"/>
      <text:p text:style-name="P18"><text:soft-page-break/><text:span text:style-name="T39">To shut down the nodes you can use </text:span><text:span text:style-name="T2">xdsh</text:span><text:span text:style-name="T39"> to run “shutdown -F &amp;” on the nodes. <text:s/>You can use the xCAT </text:span><text:span text:style-name="T2">rmdsklsnode</text:span><text:span text:style-name="T39"> command to deallocate the nodes resources and remove the node from the NIM database. <text:s/>This command will not remove the node from the xCAT database.</text:span></text:p>
      <text:p text:style-name="P65"/>
      <text:p text:style-name="P33">There are basically three types of updates you can do to a SPOT.</text:p>
      <text:list xml:id="list35600233" text:style-name="L7">
        <text:list-item>
          <text:p text:style-name="P84"><text:span text:style-name="T40">Add or update software</text:span><text:span text:style-name="T40"> </text:span></text:p>
        </text:list-item>
        <text:list-item>
          <text:p text:style-name="P88">Update system configuration files.</text:p>
        </text:list-item>
        <text:list-item>
          <text:p text:style-name="P100">Run commands in the SPOT using <text:span text:style-name="T2">xcatchroot</text:span>.</text:p>
        </text:list-item>
      </text:list>
      <text:h text:style-name="Heading_20_3" text:outline-level="3"><text:span text:style-name="T2">Add or update software</text:span> </text:h>
      <text:p text:style-name="P57">You can use the xCAT “<text:span text:style-name="T2">mknimimage -u</text:span>” <text:span text:style-name="T2"><text:s/></text:span>command to install <text:span text:style-name="T2">installp</text:span> filesets, <text:span text:style-name="T2">rpm</text:span> packages and <text:span text:style-name="T2">epkg</text:span> (the interim fix packages) in a SPOT resource. <text:s/></text:p>
      <text:p text:style-name="P57">Before running the <text:span text:style-name="T2">mknimimage </text:span>command you must add the new filesets and/or RPMs and/or epkg files to the <text:span text:style-name="T6">lpp_source </text:span><text:s/>resource used to create the SPOT. <text:s/>If we assume the <text:span text:style-name="T6">lpp_source</text:span> location for <text:span text:style-name="T6">61dskls</text:span> is <text:span text:style-name="T6">/install/nim/lpp_source/61dskls_lpp</text:span><text:span text:style-name="T16">_source</text:span><text:span text:style-name="T6"> . <text:s/></text:span><text:span text:style-name="T16">The </text:span><text:span text:style-name="T17">installp</text:span><text:span text:style-name="T6"> </text:span><text:span text:style-name="T16">packages would go in:</text:span><text:span text:style-name="T6"> /install/nim/lpp_source/61dskls_lpp</text:span><text:span text:style-name="T16">_source</text:span><text:span text:style-name="T6">/installp/ppc, </text:span><text:span text:style-name="T16">the RPM packages would go in: </text:span><text:span text:style-name="T6">/install/nim/lpp_source/61dskls_lpp</text:span><text:span text:style-name="T16">_source</text:span><text:span text:style-name="T6">/RPMS/ppc, </text:span><text:span text:style-name="T16">the epkg files will go in: </text:span><text:span text:style-name="T6">/install/nim/lpp_source/61dskls_lpp</text:span><text:span text:style-name="T16">_source</text:span><text:span text:style-name="T6">/emgr/ppc.</text:span></text:p>
      <text:p text:style-name="P30">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58">If your new packages are in /tmp/myimages then you could run:</text:p>
      <text:p text:style-name="P57"><text:span text:style-name="T6"><text:tab/></text:span><text:span text:style-name="T7">nim -o update -a packages=all -a source=/tmp/myimages <text:tab/><text:tab/><text:tab/><text:tab/><text:tab/>61dskls_lpp_source</text:span><text:span text:style-name="T6"><text:tab/></text:span></text:p>
      <text:p text:style-name="P63"><text:span text:style-name="T2">Note:</text:span> <text:s/>If you do not use this command to update the lpp_source then make sure you update the .toc file by running “inutoc .”.</text:p>
      <text:p text:style-name="P58">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6">osimage</text:span>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ext:soft-page-break/>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58">The "installp_bundle" value can be a comma separated list of (previously defined) NIM installp_bundle resource names. <text:s/>The "otherpkgs" value can be a comma separated list of <text:span text:style-name="T2">installp</text:span> filesets and/or <text:span text:style-name="T2">rpm</text:span> package names and/or <text:span text:style-name="T2">epkg</text:span> file names. <text:s/>The rpm names must be preceded by “R:”, (ex. <text:s/>R:foo.rpm ). <text:s text:c="2"/>The "synclists" value is described below.</text:p>
      <text:p text:style-name="P58"><text:span text:style-name="T14">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58"><text:tab/><text:span text:style-name="T7">chdef -t osimage -o my61dskls <text:s/>installp_bundle=”mybndlres1,mybndlres2” <text:s/>otherpkgs=”openssh.base,R:popt-1.7-2.aix5.1.ppc.rpm” </text:span></text:p>
      <text:p text:style-name="P58">Once the osimage definition is updated you can use the <text:span text:style-name="T2">mknimimage</text:span> command to apply those updates to the SPOT associated with that osimage.</text:p>
      <text:p text:style-name="P58"><text:tab/><text:span text:style-name="T7">mknimimage -u <text:s/>my61dskls</text:span></text:p>
      <text:p text:style-name="P58"><text:span text:style-name="T14">If using the second method</text:span> you would simply add the information to the <text:span text:style-name="T42">mknimimage</text:span> command line. <text:s/>If you <text:s/>provide one or more of the "installp_bundle", "otherpkgs", or "synclists" values on the command line then the <text:span text:style-name="T2">mknimimage</text:span> command will use those values ONLY. The xCAT <text:span text:style-name="T6">osimage</text:span> definition will not be used or updated in this case.</text:p>
      <text:p text:style-name="P58">In this case you would run the <text:span text:style-name="T2">mknimimage</text:span> command similar to the following.</text:p>
      <text:p text:style-name="P58"><text:tab/><text:span text:style-name="T7">mknimimage -u <text:s/>my61dskls installp_bundle=”mybndlres1,mybndlres2” otherpkgs=”openssh.base,R:popt-1.7-2.aix5.1.ppc.rpm,IZ38930TL0.120304.epkg.Z” </text:span></text:p>
      <text:p text:style-name="Text_20_body">The difference here is that the information the <text:span text:style-name="T6">osimage</text:span> definition is not used and this information is not saved.</text:p>
      <text:p text:style-name="P25">Any additional software that is needed can be installed in a similar manner.</text:p>
      <text:p text:style-name="P49"><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9">You can also specify <text:span text:style-name="T2">installp</text:span> flags on the <text:span text:style-name="T2">mknimimage</text:span> command line by setting the “installp_flags” attribute to the value you want to be used. <text:s/>The default flags, if not specified, are "-abgQXY".</text:p>
      <text:p text:style-name="P86"><text:span text:style-name="T2">Note</text:span>: D<text:span text:style-name="T56">uring SPOT software updates, </text:span>"<text:span text:style-name="T2">-b</text:span>" is used as the def<text:span text:style-name="T56">ault installp flag, it indicates xCAT prevents the system from performing a bosboot. Also, xCAT sets environment variable </text:span><text:span text:style-name="T3">INUCLIENTS</text:span><text:span text:style-name="T56"> to 1 for installp command, so checks for running daemons(such as SRC) are skipped.</text:span></text:p>
      <text:p text:style-name="P29"><text:soft-page-break/>You can also specify <text:span text:style-name="T2">rpm</text:span> flags on the <text:span text:style-name="T2">mknimimage</text:span> command line by setting the “rpm_flags” attribute to the value you want to be used. <text:s/>The default flags, if not specified, are "-Uvh –replacepkgs".</text:p>
      <text:p text:style-name="P29">You can also specify <text:span text:style-name="T2">emgr</text:span> flags on the <text:span text:style-name="T2">mknimimage</text:span> command line by setting the “emgr_flags” attribute to the value you want to be used. <text:s/>There is no default flags for the emgr command.</text:p>
      <text:p text:style-name="P29">For example, to specify different flags you could run the command as follows.</text:p>
      <text:p text:style-name="P29"><text:tab/><text:span text:style-name="T7">mknimimage -u <text:s/>my61dskls <text:s/>installp_flags=”-agcQX” rpm_flags=”-i --nodeps”</text:span></text:p>
      <text:p text:style-name="P29">If you have multiple sets of software that require different flags you can run the <text:span text:style-name="T2">mknimimage</text:span> command multiple times.</text:p>
      <text:h text:style-name="Heading_20_3" text:outline-level="3">Update system configuration files.</text:h>
      <text:p text:style-name="P25">You can <text:s/><text:span text:style-name="T14">update files</text:span> in the SPOT manually or by using the xCAT <text:span text:style-name="T2">mknimimage</text:span> command. <text:s/></text:p>
      <text:h text:style-name="Heading_20_4" text:outline-level="4">To update manually</text:h>
      <text:p text:style-name="P25">The root file system for a diskless node will be created by copying the “<text:span text:style-name="T6">inst_root”</text:span> directory contained in the SPOT. <text:s/>In the SPOT we created for this example the “<text:span text:style-name="T6">inst_root</text:span>” directory would be:</text:p>
      <text:p text:style-name="P25"><text:tab/><text:span text:style-name="T45">/install/nim/spot/61dskls/usr/lpp/bos/inst_root/</text:span></text:p>
      <text:p text:style-name="P25">If you need to update the <text:span text:style-name="T6">/etc/inittab</text:span> file in the SPOT that will be used on the diskless nodes you could edit:</text:p>
      <text:p text:style-name="P34"><text:tab/><text:span text:style-name="T48">/install/nim/spot/61dskls/usr/lpp/bos/inst_root/etc/inittab</text:span></text:p>
      <text:p text:style-name="P60">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1">nim/spot/</text:span><text:span text:style-name="T6">61cosi/usr/lpp/bos/inst_root/opt/foo/myscript </text:span>and then add an entry to<text:span text:style-name="T6"> /etc/inittab </text:span>so that it would be run when the node boots.</text:p>
      <text:p text:style-name="P35">All the diskless nodes that are booted using this SPOT will get a copy of <text:span text:style-name="T6">inst_root</text:span> as the initial root directory.</text:p>
      <text:p text:style-name="P35"/>
      <text:h text:style-name="Heading_20_4" text:outline-level="4">To update using mknimimage</text:h>
      <text:p text:style-name="Standard">XCAT supports the concept of a <text:span text:style-name="T6">synclists</text:span> file. <text:s/>This is a file that can be used to specify what configuration files need to be updated (synchronized). <text:s text:c="2"/>In the <text:span text:style-name="T6">synclists</text:span> file, each line is an entry which describes the location of the source files and the destination location for the files. <text:s text:c="2"/></text:p>
      <text:p text:style-name="Standard"/>
      <text:p text:style-name="P25"><text:span text:style-name="T20">For more information on using the <text:s/>synchronization file function see the document called “</text:span><text:span text:style-name="T34">How to sync files in xCAT</text:span><text:span text:style-name="T35">” ( </text:span><text:soft-page-break/><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o use the <text:span text:style-name="T2">mknimimage</text:span> command to update files in the SPOT you must create a <text:span text:style-name="T6">synclists</text:span> file and pass the full path name to the command. <text:s/>One advantage of using the <text:span text:style-name="T6">synclists</text:span> file is that you have a record of what was done for a particular <text:span text:style-name="T6">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6">/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6">synclists</text:span> file is create you can either add it to the xCAT <text:span text:style-name="T6">osimage</text:span> definition or specify it on the <text:span text:style-name="T2">mknimimage</text:span> command line.</text:p>
      <text:p text:style-name="Text_20_body">To add it to an osimage definition you could run a command similar to:</text:p>
      <text:p text:style-name="Text_20_body"><text:tab/><text:span text:style-name="T7">chdef -t osimage -o 61dskls synclists=”/full-path/mysyncfile”</text:span></text:p>
      <text:p text:style-name="Text_20_body">You could then run mknimimage as follows:</text:p>
      <text:p text:style-name="Text_20_body"><text:tab/><text:span text:style-name="T7">mknimimage -u <text:s/>61dskls</text:span></text:p>
      <text:p text:style-name="Text_20_body"><text:tab/>(Do not specify <text:span text:style-name="T23">"installp_bundle", "otherpkgs", or "synclists" on the command line.)</text:span></text:p>
      <text:p text:style-name="P58">Or, you could do a one time update by specifying the synclists file on the command line as follows:</text:p>
      <text:p text:style-name="Text_20_body"><text:soft-page-break/><text:span text:style-name="T23"><text:tab/></text:span><text:span text:style-name="T22">mknimimage -u <text:s/>61dskls synclists=”/full-path/mysyncfile”</text:span></text:p>
      <text:p text:style-name="P59"/>
      <text:h text:style-name="P90" text:outline-level="3">Run commands in the SPOT using chroot.</text:h>
      <text:p text:style-name="P25"><text:span text:style-name="T20">Starting with xCAT 2.5 and AIX 6.1.6 the </text:span><text:span text:style-name="T33">xcatchroot</text:span><text:span text:style-name="T20"> command can be used to modify the SPOT using the </text:span><text:span text:style-name="T33">chroot</text:span><text:span text:style-name="T20"> command. <text:s/></text:span></text:p>
      <text:p text:style-name="P25"><text:span text:style-name="T20">The </text:span><text:span text:style-name="T33">xcatchroot</text:span><text:span text:style-name="T20"> command will take care of any of the required setup so that the command you provide will be able to run in the spot chroot environment. <text:s/>It will also </text:span><text:span text:style-name="T20">mount the lpp_source resource listed in the </text:span><text:span text:style-name="T21">osimage</text:span><text:span text:style-name="T20"> definition so that you can access additional software that you may wish to install.</text:span></text:p>
      <text:p text:style-name="P26">For example, to set the root password to "cluster" in the spot so that when the diskless node boots it will have a root password set you could run a command similar to the following.</text:p>
      <text:p text:style-name="P25"><text:span text:style-name="T20"><text:tab/></text:span><text:span text:style-name="T22">xcatchroot -i <text:s/>61cosi "/usr/bin/echo root:cluster | /usr/bin/chpasswd -c"</text:span></text:p>
      <text:p text:style-name="P25"><text:span text:style-name="T20">See the </text:span><text:span text:style-name="T33">xcatchroot</text:span><text:span text:style-name="T20"> man page for more details. <text:s/></text:span></text:p>
      <text:p text:style-name="P25"><text:span text:style-name="T33">Caution: <text:s/></text:span><text:span text:style-name="T20"><text:s/></text:span></text:p>
      <text:p text:style-name="P70"><text:span text:style-name="T20">Be very careful when using </text:span><text:span text:style-name="T33">chroot</text:span><text:span text:style-name="T20"> on a SPOT. <text:s/>It is easy to get the SPOT into an unusable state! <text:s text:c="2"/>It may be adviseable to make a copy of the SPOT before you try to run any commands that have an uncertain outcome. <text:s text:c="2"/></text:span></text:p>
      <text:p text:style-name="P26">When you are done updating a NIM spot resource you should always run the NIM check operation on the spot.</text:p>
      <text:p text:style-name="P26"><text:span text:style-name="T22"><text:tab/></text:span><text:span text:style-name="T7">nim -Fo check 61cosi</text:span></text:p>
      <text:h text:style-name="Heading_20_2" text:outline-level="2">Verify the new image (optional)</text:h>
      <text:p text:style-name="P41">To display the xCAT image definition run the xCAT <text:span text:style-name="T2">lsdef</text:span> command.</text:p>
      <text:p text:style-name="P46"><text:tab/><text:span text:style-name="T2">lsdef -t osimage -l -o 61dskls</text:span></text:p>
      <text:p text:style-name="P45">To get details for the NIM resource definitions use the AIX <text:span text:style-name="T2">lsnim</text:span> command. For example, if the name of your SPOT resource is "<text:span text:style-name="T6">61dskls</text:span>" then you could get the details by running: <text:s text:c="2"/></text:p>
      <text:p text:style-name="P45"><text:tab/><text:span text:style-name="T12">lsnim -l 61dskls</text:span></text:p>
      <text:p text:style-name="P45">To see the actual contents of a resource use "<text:span text:style-name="T6">nim -o showres &lt;resource name&gt;</text:span>".</text:p>
      <text:p text:style-name="P45">For example, to get a list of the software installed in your SPOT you could run:</text:p>
      <text:p text:style-name="P44"><text:s text:c="8"/><text:tab/><text:span text:style-name="T7">nim -o showres <text:s/>61dskls</text:span></text:p>
      <text:p text:style-name="P39"><text:span text:style-name="T49">To avoid potential problems when installing a node it is adviseable to verify that all the software that you wish to install has been copied to the appropriate NIM lpp_source directory.</text:span><text:span text:style-name="T50"> <text:s/></text:span></text:p>
      <text:p text:style-name="P38">Any software that is specified in the “otherpkgs” or the “installp_bundle” attributes of the osimage definition must be available in the lpp_source directories.</text:p>
      <text:p text:style-name="Text_20_body"><text:soft-page-break/>To find the location of the lpp_source directories run the “lsnim -l &lt;lpp_source_name&gt;” command.</text:p>
      <text:p text:style-name="Text_20_body"><text:tab/><text:span text:style-name="T7">lsnim -l 61dskls</text:span><text:span text:style-name="T45">_lpp_source</text:span></text:p>
      <text:p text:style-name="P36"><text:span text:style-name="T40">If the location of your lpp_source resource is "</text:span><text:span text:style-name="T9">/install/nim/lpp_source/61dskls_lpp_source/</text:span><text:span text:style-name="T40">" then you would find </text:span><text:span text:style-name="T42">rpm</text:span><text:span text:style-name="T40"> packages in "</text:span><text:span text:style-name="T9">/install/nim/lpp_source/61dskls_lpp_source/RPMS/ppc</text:span><text:span text:style-name="T40">" and you would find your </text:span><text:span text:style-name="T42">installp</text:span><text:span text:style-name="T40"> and </text:span><text:span text:style-name="T42">emgr</text:span><text:span text:style-name="T40"> packages in "</text:span><text:span text:style-name="T9">/install/nim/lpp_source/61dskls_lpp_source/installp/ppc</text:span><text:span text:style-name="T40">". </text:span></text:p>
      <text:p text:style-name="P37">To find the location of the installp_bundle resource files you can use the NIM “lsnim -l” command. <text:s/>For example,</text:p>
      <text:p text:style-name="P36"><text:span text:style-name="T40"><text:tab/></text:span><text:span text:style-name="T8">lsnim -l <text:s/>xCATaixSSH</text:span></text:p>
      <text:p text:style-name="P31"><text:span text:style-name="T54">Starting with xCAT version 2.4.3 you can use the xCAT </text:span><text:span text:style-name="T55">chkosimage</text:span><text:span text:style-name="T54"> command to do this checking. <text:s text:c="2"/>For example:</text:span></text:p>
      <text:p text:style-name="P47"><text:tab/>chkosimage -V 61cosi</text:p>
      <text:p text:style-name="P48">See the <text:span text:style-name="T2">chkosimage</text:span> man page for mre details.</text:p>
      <text:h text:style-name="Heading_20_2" text:outline-level="2"><text:span text:style-name="_20_Char">Re-i</text:span><text:span text:style-name="_20_Char">nitialize the NIM diskless nodes</text:span></text:h>
      <text:p text:style-name="P40"><text:span text:style-name="_20_Char"><text:span text:style-name="T24">You can re-initialize your diskless nodes to boot with the new or updated SPOT by running the </text:span></text:span><text:span text:style-name="_20_Char"><text:span text:style-name="T25">mkdsklsnode</text:span></text:span><text:span text:style-name="_20_Char"><text:span text:style-name="T24"> command. <text:s/></text:span></text:span></text:p>
      <text:p text:style-name="P40"><text:span text:style-name="_20_Char"><text:span text:style-name="T24"/></text:span></text:p>
      <text:p text:style-name="P40"><text:span text:style-name="_20_Char"><text:span text:style-name="T24">There are two basic situations where you would need to re-initialize a NIM diskless machine.</text:span></text:span></text:p>
      <text:list xml:id="list35602751" text:style-name="L8">
        <text:list-item>
          <text:p text:style-name="P78"><text:span text:style-name="_20_Char"><text:span text:style-name="T24">When you want to switch a node to a new image.</text:span></text:span></text:p>
        </text:list-item>
        <text:list-item>
          <text:p text:style-name="P78"><text:span text:style-name="_20_Char"><text:span text:style-name="T24">When you want to do the initialization for a new image while the node is still running. <text:s/>(This avoids having the node be down while the initialization step is completing.)</text:span></text:span></text:p>
        </text:list-item>
      </text:list>
      <text:p text:style-name="P40"><text:span text:style-name="_20_Char"><text:span text:style-name="T26"/></text:span></text:p>
      <text:p text:style-name="P40"><text:span text:style-name="_20_Char"><text:span text:style-name="T26">In the first situation you want to switch the nodes to use a new or updated image. <text:s text:c="2"/>If the diskless node is currently running you can use the "-f" (force) option of the </text:span></text:span><text:span text:style-name="_20_Char"><text:span text:style-name="T27">mkdsklsnode</text:span></text:span><text:span text:style-name="_20_Char"><text:span text:style-name="T26"> command. <text:s/>With this option the </text:span></text:span><text:span text:style-name="_20_Char"><text:span text:style-name="T27">mkdsklsnode</text:span></text:span><text:span text:style-name="_20_Char"><text:span text:style-name="T26"> command will stop the running node, deallocate the resources and do the NIM re-initialization with the new image. <text:s/>In this case the node would be unavailable during the initialization as well as the time for the node reboot.</text:span></text:span></text:p>
      <text:p text:style-name="P40"><text:span text:style-name="_20_Char"><text:span text:style-name="T26"/></text:span></text:p>
      <text:p text:style-name="P40"><text:span text:style-name="_20_Char"><text:span text:style-name="T25">Note: </text:span></text:span><text:span text:style-name="_20_Char"><text:span text:style-name="T32"><text:s/>The NIM support for re-initialization take 3-4 minutes and is done sequentially. </text:span></text:span></text:p>
      <text:p text:style-name="P40"><text:span text:style-name="_20_Char"><text:span text:style-name="T26"/></text:span></text:p>
      <text:p text:style-name="P40"><text:span text:style-name="_20_Char"><text:span text:style-name="T26">For example, to switch the node named “</text:span></text:span><text:span text:style-name="_20_Char"><text:span text:style-name="T29">node29</text:span></text:span><text:span text:style-name="_20_Char"><text:span text:style-name="T26">” to a new image named “</text:span></text:span><text:span text:style-name="_20_Char"><text:span text:style-name="T29">611spot</text:span></text:span><text:span text:style-name="_20_Char"><text:span text:style-name="T26">” you could run the following command.</text:span></text:span></text:p>
      <text:p text:style-name="P40"><text:span text:style-name="_20_Char"><text:span text:style-name="T26"/></text:span></text:p>
      <text:p text:style-name="P40"><text:span text:style-name="_20_Char"><text:span text:style-name="T26"><text:tab/></text:span></text:span><text:span text:style-name="_20_Char"><text:span text:style-name="T29">mkdsklsnode -f -i 611spot node29</text:span></text:span></text:p>
      <text:p text:style-name="P40"><text:span text:style-name="_20_Char"><text:span text:style-name="T26"/></text:span></text:p>
      <text:p text:style-name="P40"><text:soft-page-break/><text:span text:style-name="_20_Char"><text:span text:style-name="T26">The name of the image (“</text:span></text:span><text:span text:style-name="_20_Char"><text:span text:style-name="T29">611spot</text:span></text:span><text:span text:style-name="_20_Char"><text:span text:style-name="T26">”) is the xCAT </text:span></text:span><text:span text:style-name="_20_Char"><text:span text:style-name="T29">osimage</text:span></text:span><text:span text:style-name="_20_Char"><text:span text:style-name="T26"> name which is also the name of the SPOT resource that was created for this </text:span></text:span><text:span text:style-name="_20_Char"><text:span text:style-name="T29">osimage</text:span></text:span><text:span text:style-name="_20_Char"><text:span text:style-name="T26"> definition.</text:span></text:span></text:p>
      <text:p text:style-name="P40"><text:span text:style-name="_20_Char"><text:span text:style-name="T26"/></text:span></text:p>
      <text:p text:style-name="P40"><text:span text:style-name="_20_Char"><text:span text:style-name="T26">In the second scenario we want to initialize an xCAT diskless node while the node continues running. <text:s text:c="2"/>To do this we need to create an alternate NIM machine definition for the same xCAT cluster node. <text:s/></text:span></text:span></text:p>
      <text:p text:style-name="P40"><text:span text:style-name="_20_Char"><text:span text:style-name="T26"/></text:span></text:p>
      <text:p text:style-name="P40"><text:span text:style-name="_20_Char"><text:span text:style-name="T26">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6">initialization of the alternate machine definition can be done while the node is running, the downtime for the node is reduced to the time it takes to reboot. <text:s/></text:span></text:span></text:p>
      <text:p text:style-name="P40"><text:span text:style-name="_20_Char"><text:span text:style-name="T26"/></text:span></text:p>
      <text:p text:style-name="P40"><text:span text:style-name="_20_Char"><text:span text:style-name="T26">For example, to initialize the xCAT node named “</text:span></text:span><text:span text:style-name="_20_Char"><text:span text:style-name="T29">node42</text:span></text:span><text:span text:style-name="_20_Char"><text:span text:style-name="T26">” to use the xCAT </text:span></text:span><text:span text:style-name="_20_Char"><text:span text:style-name="T29">osimage</text:span></text:span><text:span text:style-name="_20_Char"><text:span text:style-name="T26"> named “</text:span></text:span><text:span text:style-name="_20_Char"><text:span text:style-name="T29">61dskls</text:span></text:span><text:span text:style-name="_20_Char"><text:span text:style-name="T26">” you could run the following command. </text:span></text:span></text:p>
      <text:p text:style-name="P40"><text:span text:style-name="_20_Char"><text:span text:style-name="T26"/></text:span></text:p>
      <text:p text:style-name="P40"><text:span text:style-name="_20_Char"><text:span text:style-name="T26"><text:tab/></text:span></text:span><text:span text:style-name="_20_Char"><text:span text:style-name="T30">mkdsklsnode -n -i 61dskls node42</text:span></text:span></text:p>
      <text:p text:style-name="P40"><text:span text:style-name="_20_Char"><text:span text:style-name="T26"/></text:span></text:p>
      <text:p text:style-name="P40"><text:span text:style-name="_20_Char"><text:span text:style-name="T26">The naming convention for the new NIM machine name is <text:s/>"&lt;xcat_node_name&gt;_&lt;image_name&gt;", (Ex."</text:span></text:span><text:span text:style-name="_20_Char"><text:span text:style-name="T29">node42_61dskls</text:span></text:span><text:span text:style-name="_20_Char"><text:span text:style-name="T26">"). <text:s text:c="2"/>You could continue </text:span></text:span><text:span text:style-name="_20_Char"><text:span text:style-name="T26">to create alternate machine definitions for each new image you wish to use for the node. <text:s text:c="2"/>The last NIM machine name that is initialized will determine what the node will use for the next boot. </text:span></text:span></text:p>
      <text:p text:style-name="P40"><text:span text:style-name="_20_Char"><text:span text:style-name="T26"><text:s/></text:span></text:span></text:p>
      <text:p text:style-name="P52"><text:span text:style-name="_20_Char"><text:span text:style-name="T27">Debug tip</text:span></text:span><text:span text:style-name="_20_Char"><text:span text:style-name="T26">: <text:s/>If you have forgotten which machine name you last initialized with NIM, and want to verify which image will actually be loaded on the next boot, NIM creates a /tftpboot/&lt;</text:span></text:span><text:span text:style-name="_20_Char"><text:span text:style-name="T29">hostname</text:span></text:span><text:span text:style-name="_20_Char"><text:span text:style-name="T26">&gt;.info file that contains mount </text:span></text:span><text:span text:style-name="_20_Char"><text:span text:style-name="T26">information for the SPOT and other resources. <text:s/>You can check what will be mounted for the next boot of the node.</text:span></text:span></text:p>
      <text:p text:style-name="P40"><text:span text:style-name="_20_Char"><text:span text:style-name="T26"/></text:span></text:p>
      <text:p text:style-name="P40"><text:span text:style-name="_20_Char"><text:span text:style-name="T26">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7">mkdsklsnode </text:span></text:span><text:span text:style-name="_20_Char"><text:span text:style-name="T26">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7">mkdsklsnode</text:span></text:span><text:span text:style-name="_20_Char"><text:span text:style-name="T26"> as follows. <text:s text:c="2"/>(You may need the “-f” (force) option if the “node42” definition already exists. ) </text:span></text:span></text:p>
      <text:p text:style-name="P40"><text:span text:style-name="_20_Char"><text:span text:style-name="T26"/></text:span></text:p>
      <text:p text:style-name="P40"><text:span text:style-name="_20_Char"><text:span text:style-name="T26"><text:tab/></text:span></text:span><text:span text:style-name="_20_Char"><text:span text:style-name="T29">mkdsklsnode -f -i 611dskls node42</text:span></text:span></text:p>
      <text:h text:style-name="Heading_20_2" text:outline-level="2">Verify node readiness (optional)</text:h>
      <text:p text:style-name="P28">To verify that NIM has allocated the required resources for a node and that the node is ready for a network boot you can run the “<text:span text:style-name="T1">lsnim –l</text:span>” command. <text:s/>For example, to check node “<text:span text:style-name="T6">node01</text:span>” you could run the following command.</text:p>
      <text:p text:style-name="P51">lsnim -l node01</text:p>
      <text:p text:style-name="Standard"><text:soft-page-break/>In preparation for the network boot the NIM <text:span text:style-name="_20_Char">“dkls_init” operation </text:span>configures bootp/dhcp. <text:s/>At this point you can verify that the /etc/bootptab file for bootp or <text:span text:style-name="T46">/var/lib/dhcp/db/dhcpd.leases</text:span><text:span text:style-name="T46"> file for dhcp </text:span>has an entry for each node you wish to boot. <text:s/>Also, it is recommended that you stop and restart the inetd service to ensure the new <text:span text:style-name="T6">bootp/dhcp</text:span> configuration is loaded:</text:p>
      <text:p text:style-name="P50"><text:span text:style-name="T16"><text:s/></text:span>stopsrc -s inetd</text:p>
      <text:p text:style-name="P50">startsrc -s inetd</text:p>
      <text:h text:style-name="Heading_20_2" text:outline-level="2">Initiate a network boot</text:h>
      <text:p text:style-name="P42">Initiate a remote network boot request using the xCAT <text:span text:style-name="T2">rnetboot</text:span> command. <text:s/>For example, to initiate a network boot of all nodes in the group “<text:span text:style-name="T6">aixnodes</text:span>” you could issue the following command.</text:p>
      <text:p text:style-name="P53">rnetboot <text:s/>aixnodes</text:p>
      <text:p text:style-name="P43"><text:span text:style-name="T2">NOTE:</text:span> If you receive timeout errors from the <text:span text:style-name="T2">rnetboot</text:span> command, you may need to increase the default 60-second timeout to a larger value by setting ppctimeout in the site table:</text:p>
      <text:p text:style-name="P54">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text:soft-page-break/></text:p>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64"># RPM</text:p>
      <text:p text:style-name="P64">R:expect-5.42.1-3.aix5.1.ppc.rpm</text:p>
      <text:p text:style-name="P64">R:ping-2.4b2_to-1.aix5.3.ppc.rpm</text:p>
      <text:p text:style-name="P64"/>
      <text:p text:style-name="P64">#installp</text:p>
      <text:p text:style-name="P64">I:openssh.base</text:p>
      <text:p text:style-name="P64">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7">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21">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21"/>
      <text:p text:style-name="P21">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21"/>
      <text:p text:style-name="P21">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21"/>
      <text:p text:style-name="P21"><text:soft-page-break/>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21"/>
      <text:p text:style-name="P21">See the <text:span text:style-name="T2">rollupdate</text:span> man page for usage details.</text:p>
      <text:p text:style-name="P21"/>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xml:id="list35590465" text:style-name="WW8Num8">
        <text:list-header>
          <text:p text:style-name="P91"/>
        </text:list-header>
      </text:list>
      <text:list xml:id="list35610899" text:style-name="WW8Num28">
        <text:list-item>
          <text:p text:style-name="P96">Download the latest dep-aix-*.tar.gz <text:s/>tar file from<text:span text:style-name="T52"> </text:span><text:a xlink:type="simple" xlink:href="http://xcat.sourceforge.net/#download">http://xcat.sourceforge.net/#download</text:a><text:a xlink:type="simple" xlink:href="http://xcat.sourceforge.net/#download"><text:span text:style-name="T40"> <text:s text:c="2"/></text:span></text:a>and copy it to a convenient location on your xCAT management node.</text:p>
        </text:list-item>
        <text:list-item>
          <text:p text:style-name="P96">Unwrap the tar file. For example:</text:p>
        </text:list-item>
      </text:list>
      <text:list xml:id="list35695515" text:continue-list="list35590465" text:style-name="WW8Num8">
        <text:list-header>
          <text:p text:style-name="P98">gunzip <text:s/>dep-aix-2.3.tar.gz</text:p>
          <text:p text:style-name="P98">tar –xvf <text:s/>dep-aix-2.3.tar</text:p>
          <text:p text:style-name="P97"/>
        </text:list-header>
      </text:list>
      <text:list xml:id="list35694500" text:continue-list="list35610899" text:style-name="WW8Num28">
        <text:list-item text:start-value="1">
          <text:p text:style-name="P96">Read the README file </text:p>
        </text:list-item>
        <text:list-item>
          <text:p text:style-name="P96">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9">script</text:span>.</text:p>
        </text:list-item>
        <text:list-item>
          <text:p text:style-name="P96"><text:span text:style-name="T14">Make sure you update your NIM lpp_source <text:s/>resources</text:span>! <text:s text:c="3"/>Copy the new dependencies to your lpp_source resource directories as needed. <text:s text:c="2"/></text:p>
        </text:list-item>
      </text:list>
      <text:list xml:id="list35695545" text:continue-list="list35695515" text:style-name="WW8Num8">
        <text:list-header>
          <text:p text:style-name="P92"/>
        </text:list-header>
      </text:list>
      <text:p text:style-name="P93"><text:span text:style-name="T2">Note:</text:span> In the more recent tarballs the packages will be in subdirectories corresponding to AIX OS version. <text:s/>(ie. 53., 6.1 etc.) <text:s/>When you copy rpms to your lpp_source diresctories be sure to pick the rpms in the subdirectory that corresponds to you OS version.</text:p>
      <text:h text:style-name="Heading_20_2" text:outline-level="2">Download and install the xCAT software.</text:h>
      <text:list xml:id="list35692060" text:continue-numbering="true" text:style-name="WW8Num8">
        <text:list-header>
          <text:p text:style-name="P91"/>
        </text:list-header>
      </text:list>
      <text:list xml:id="list35588371" text:style-name="WW8Num14">
        <text:list-item>
          <text:p text:style-name="P94">Download the latest xCAT for AIX tar file from <text:span text:style-name="T52"><text:s/></text:span><text:a xlink:type="simple" xlink:href="http://xcat.sourceforge.net/#download">http://xcat.sourceforge.net/#download</text:a><text:span text:style-name="T52"> </text:span>and copy it to a convenient location on your xCAT management node.</text:p>
        </text:list-item>
        <text:list-item>
          <text:p text:style-name="P94">Unwrap the xCAT tar file. For example,</text:p>
        </text:list-item>
      </text:list>
      <text:list xml:id="list35706244" text:continue-list="list35692060" text:style-name="WW8Num8">
        <text:list-header>
          <text:p text:style-name="P98">gunzip <text:s/>core-aix-2.3.tar.gz <text:s/></text:p>
          <text:p text:style-name="P99"><text:span text:style-name="T2">tar –xvf <text:s/>core-aix-2.3.tar</text:span> </text:p>
          <text:p text:style-name="P91"/>
        </text:list-header>
      </text:list>
      <text:list xml:id="list35693650" text:continue-list="list35588371" text:style-name="WW8Num14">
        <text:list-item text:start-value="1">
          <text:p text:style-name="P94"><text:soft-page-break/>Run the <text:span text:style-name="T1">instxcat</text:span> script (contained in the tar file) to install the xCAT software. <text:s/>(The <text:span text:style-name="T2">instxcat</text:span> script and all the RPMs are located in the xcat-core subdirectory.) <text:s text:c="2"/></text:p>
        </text:list-item>
      </text:list>
      <text:list xml:id="list35698394" text:continue-list="list35694500" text:style-name="WW8Num28">
        <text:list-item text:start-value="1">
          <text:p text:style-name="P96"><text:span text:style-name="T14">Make sure you update your NIM </text:span><text:span text:style-name="T11">lpp_source</text:span><text:span text:style-name="T14"> <text:s/>and </text:span><text:span text:style-name="T11">installp_bundle</text:span><text:span text:style-name="T14">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6">/opt/xcat/share/xcat/installp_bundles</text:span>)</text:p>
        </text:list-item>
      </text:list>
      <text:list xml:id="list35694743" text:continue-list="list35693650" text:style-name="WW8Num14">
        <text:list-header>
          <text:p text:style-name="P94"/>
        </text:list-header>
      </text:list>
      <text:h text:style-name="Heading_20_2" text:outline-level="2">Verify the xCAT installation.</text:h>
      <text:list xml:id="list35616105" text:style-name="WW8Num29">
        <text:list-item>
          <text:p text:style-name="P95">Run the “<text:span text:style-name="T5">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Download the new software</text:h>
      <text:p text:style-name="Standard"/>
      <text:p text:style-name="Text_20_body">Download the latest xCAT <text:s/><text:span text:style-name="T6">dep-aix-*.tar.gz</text:span> and <text:s/><text:span text:style-name="T10">core-aix-*.tar.gz </text:span><text:span text:style-name="T19">tar files as mentioned in the previous section.</text:span></text:p>
      <text:h text:style-name="Heading_20_2" text:outline-level="2">Copy the new rpms to the NIM lpp_source directories</text:h>
      <text:p text:style-name="Standard"/>
      <text:p text:style-name="Text_20_body"><text:span text:style-name="T40">An simple way to copy software to the </text:span><text:span text:style-name="T9">lpp_source</text:span><text:span text:style-name="T40"> locations is to use the “nim -o update” command. <text:s text:c="2"/></text:span>With this NIM command you simply need to provide the name of the NIM <text:span text:style-name="T6">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3">61image_lpp_source” </text:span><text:s/>you could run the following command:</text:p>
      <text:p text:style-name="Text_20_body"><text:tab/><text:span text:style-name="T45">nim -o update -a packages=all -a source=/tmp/images <text:s/>610image_lpp_source</text:span></text:p>
      <text:p text:style-name="P14">The NIM command will find the correct directories and update the lpp_source resource.</text:p>
      <text:p text:style-name="P12"/>
      <text:p text:style-name="Standard"><text:span text:style-name="T14">To find the correct lpp_source for the node</text:span> you must first get the name of the xCAT <text:span text:style-name="T6">osimage</text:span> definition from the "provmethod" attribute of the xCAT node definition and then get the name of the <text:span text:style-name="T6">lpp_source</text:span> resource from the <text:span text:style-name="T6">osimage</text:span> definition. You can use the xCAT <text:span text:style-name="T2">lsdef</text:span> command to display the node and <text:span text:style-name="T6">osimage</text:span> definitions.</text:p>
      <text:p text:style-name="Standard"/>
      <text:p text:style-name="Standard">For example.</text:p>
      <text:p text:style-name="Standard"><text:soft-page-break/></text:p>
      <text:p text:style-name="Standard"><text:tab/><text:span text:style-name="T7">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7">lsdef -t osimage -o 61image -l</text:span></text:p>
      <text:p text:style-name="Text_20_body">which gives you the <text:span text:style-name="T6">osimage</text:span> definition. <text:s/>The name of the NIM <text:span text:style-name="T6">lpp_source</text:span> resource is provided by the “lpp_source” attribute value.</text:p>
      <text:p text:style-name="Text_20_body">If you wish to copy the files manually you must first find the location of the <text:span text:style-name="T6">lpp_source</text:span> directories. <text:s/>Do this by running the “lsnim -l &lt;lpp_source_name&gt;” command.</text:p>
      <text:p text:style-name="Text_20_body"><text:tab/><text:span text:style-name="T10">lsnim -l 61image_lpp_source</text:span></text:p>
      <text:p text:style-name="P25">If the location of your <text:span text:style-name="T6">lpp_source</text:span> resource is "/install/nim/lpp_source/<text:span text:style-name="T39">61image_lpp_source</text:span>/" then you would copy <text:span text:style-name="T2">rpm</text:span> packages to "/install/nim/lpp_source/<text:span text:style-name="T39">61image_lpp_source</text:span>/RPMS/ppc" and you would copy your <text:span text:style-name="T2">installp</text:span> and <text:span text:style-name="T2">emgr</text:span> packages to "/install/nim/lpp_source/<text:span text:style-name="T39">61image_lpp_source</text:span>/installp/ppc". </text:p>
      <text:h text:style-name="Heading_20_2" text:outline-level="2">Remove the old xCAT rpms from the lpp_source location.</text:h>
      <text:p text:style-name="Standard"/>
      <text:p text:style-name="Standard">The sample bundle files that are now being shipped with xCAT contain the names of rpm packages using a wildcard (*) instead of specific versions.</text:p>
      <text:p text:style-name="Standard"/>
      <text:p text:style-name="Standard">If there are mutliple version of the same rpm in the lpp_source directory then NIM will produce an error when trying to install them.</text:p>
      <text:p text:style-name="Standard"/>
      <text:p text:style-name="Standard">The older versions of the rpms must be removed from the lpp_source directory. </text:p>
      <text:p text:style-name="Standard"/>
      <text:p text:style-name="Standard">This can be done manually by going <text:s/>to the <text:span text:style-name="T6">lpp_source</text:span> location and then to the “RPMS/ppc” subdirectory and then removing the rpms.</text:p>
      <text:p text:style-name="Standard"/>
      <text:p text:style-name="Standard">Starting in xCAT 2.4.3 you can use the <text:span text:style-name="T2">chkosimage</text:span> command to check the lpp_source directories and remove the older versions.</text:p>
      <text:p text:style-name="Standard"/>
      <text:p text:style-name="Standard">See the <text:span text:style-name="T2">chkosimage</text:span> man page for details.</text:p>
      <text:h text:style-name="Heading_20_2" text:outline-level="2"><text:s/>Update the NIM installp_bundle resources</text:h>
      <text:p text:style-name="Standard"><text:span text:style-name="T14">If you have existing NIM </text:span><text:span text:style-name="T11">installp_bundle</text:span><text:span text:style-name="T14"> resources defined they may need to be updated. <text:s/></text:span><text:s/>Make sure any of the xCAT related bundle files are updated with any changes included with the new version of xCAT. <text:s/>(They are either in the new tarball or installed in <text:span text:style-name="T6">/opt/xcat/share/xcat/installp_bundles</text:span>)</text:p>
      <text:p text:style-name="Standard"/>
      <text:h text:style-name="Heading_20_2" text:outline-level="2"><text:soft-page-break/><text:s/>Check the osimage (optional)</text:h>
      <text:p text:style-name="P39"><text:span text:style-name="T49">To avoid potential problems when installing a node it is adviseable to verify that all the software that you wish to install has been copied to the appropriate NIM lpp_source directory.</text:span><text:span text:style-name="T50"> <text:s/></text:span></text:p>
      <text:p text:style-name="P37">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P62"><text:tab/>lsnim -l 610image_lpp_source</text:p>
      <text:p text:style-name="P37">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7">To find the location of the installp_bundle resource files you can use the NIM “lsnim -l” command. <text:s/>For example,</text:p>
      <text:p text:style-name="P36"><text:span text:style-name="T40"><text:tab/></text:span><text:span text:style-name="T8">lsnim -l <text:s/>xCATaixSSH</text:span></text:p>
      <text:p text:style-name="Text_20_body"><text:span text:style-name="T36">Starting with xCAT version 2.4.3 you can use the xCAT </text:span><text:span text:style-name="T37">chkosimage</text:span><text:span text:style-name="T36"> command to do this checking. <text:s text:c="2"/>For example:</text:span></text:p>
      <text:p text:style-name="Text_20_body"><text:span text:style-name="T36"><text:tab/></text:span><text:span text:style-name="T38">chkosimage -V 61cosi</text:span></text:p>
      <text:h text:style-name="Heading_20_2" text:outline-level="2">Run the updatenode command to install the software</text:h>
      <text:p text:style-name="Standard"/>
      <text:p text:style-name="Standard">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7">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sample installp_bundle file (xCATaixSN*.bnd) that is installed in <text:span text:style-name="T6">/opt/xcat/share/xcat/installp_bundles</text:span> <text:span text:style-name="T19">.</text:span></text:p>
      <text:p text:style-name="P7"/>
      <text:p text:style-name="P7"><text:span text:style-name="T14">Check the contents of the xCATaixSN*.bnd file </text:span>and modify if needed. <text:s text:c="2"/>For example, you may need to update the rpm versions to match the latest code you are installing.</text:p>
      <text:p text:style-name="P7"><text:soft-page-break/></text:p>
      <text:p text:style-name="Standard"><text:span text:style-name="T19">You can use this file to define a NIM </text:span><text:span text:style-name="T10">installp_bundle</text:span><text:span text:style-name="T19"> resource and then use the <text:s/>resource name with the </text:span><text:span text:style-name="T17">updatenode</text:span><text:span text:style-name="T19"> command. <text:s text:c="2"/>See the section “Creating a NIM </text:span><text:span text:style-name="T10">installp_bundle</text:span><text:span text:style-name="T19"> resource” above for details on how to create an </text:span><text:span text:style-name="T10">installp_bundle</text:span><text:span text:style-name="T19"> resource. <text:s/></text:span></text:p>
      <text:p text:style-name="P7"/>
      <text:p text:style-name="Standard"><text:span text:style-name="T19">Once the resource is defined you can use it with the </text:span><text:span text:style-name="T17">updatenode</text:span><text:span text:style-name="T19"> command as follows.</text:span></text:p>
      <text:p text:style-name="P7"/>
      <text:p text:style-name="Standard"><text:span text:style-name="T19"><text:tab/></text:span><text:span text:style-name="T7">updatenode service -V -S installp_bundle=</text:span><text:span text:style-name="T53">”</text:span><text:span text:style-name="T22">xCATaixSN61” rpm_flags</text:span><text:span text:style-name="T7">="-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9-29T15:57:57.31</dc:date>
    <meta:print-date>2008-06-30T12:21:55</meta:print-date>
    <meta:editing-cycles>499</meta:editing-cycles>
    <meta:editing-duration>PT208H00M49S</meta:editing-duration>
    <dc:creator>Jing Sun</dc:creator>
    <meta:document-statistic meta:table-count="0" meta:image-count="0" meta:object-count="0" meta:page-count="25" meta:paragraph-count="427" meta:word-count="7934" meta:character-count="49055"/>
    <meta:user-defined meta:name="Info 1"/>
    <meta:user-defined meta:name="Info 2"/>
    <meta:user-defined meta:name="Info 3"/>
    <meta:user-defined meta:name="Info 4"/>
  </office:meta>
</office:document-meta>
</file>